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39062d" officeooo:paragraph-rsid="0039062d" style:font-size-asian="21pt" style:font-weight-asian="bold" style:font-size-complex="24pt" style:font-weight-complex="bold"/>
    </style:style>
    <style:style style:name="P2" style:family="paragraph" style:parent-style-name="Standard">
      <style:text-properties style:text-position="0% 100%" fo:font-size="14pt" fo:font-weight="normal" officeooo:rsid="002f44fe" officeooo:paragraph-rsid="00587d6d" style:font-size-asian="14pt" style:font-weight-asian="normal" style:font-size-complex="14pt" style:font-weight-complex="normal"/>
    </style:style>
    <style:style style:name="P3" style:family="paragraph" style:parent-style-name="Standard">
      <style:text-properties style:text-position="0% 100%" fo:font-size="14pt" fo:font-weight="normal" officeooo:rsid="002f44fe" officeooo:paragraph-rsid="00ecebab" style:font-size-asian="14pt" style:font-weight-asian="normal" style:font-size-complex="14pt" style:font-weight-complex="normal"/>
    </style:style>
    <style:style style:name="P4" style:family="paragraph" style:parent-style-name="Standard">
      <style:text-properties style:text-position="0% 100%" fo:font-size="14pt" fo:font-weight="normal" officeooo:rsid="002f44fe" officeooo:paragraph-rsid="00fe3b51" style:font-size-asian="14pt" style:font-weight-asian="normal" style:font-size-complex="14pt" style:font-weight-complex="normal"/>
    </style:style>
    <style:style style:name="P5" style:family="paragraph" style:parent-style-name="Standard">
      <style:text-properties style:text-position="0% 100%" fo:font-size="14pt" fo:font-weight="normal" officeooo:rsid="002f44fe" officeooo:paragraph-rsid="00fee181" style:font-size-asian="14pt" style:font-weight-asian="normal" style:font-size-complex="14pt" style:font-weight-complex="normal"/>
    </style:style>
    <style:style style:name="P6" style:family="paragraph" style:parent-style-name="Standard">
      <style:text-properties style:text-position="0% 100%" fo:font-size="14pt" fo:font-weight="normal" officeooo:rsid="002f44fe" officeooo:paragraph-rsid="011a50e5" style:font-size-asian="14pt" style:font-weight-asian="normal" style:font-size-complex="14pt" style:font-weight-complex="normal"/>
    </style:style>
    <style:style style:name="P7" style:family="paragraph" style:parent-style-name="Standard">
      <style:text-properties style:text-position="0% 100%" fo:font-size="14pt" fo:font-weight="normal" officeooo:rsid="002f44fe" officeooo:paragraph-rsid="0128949c" style:font-size-asian="14pt" style:font-weight-asian="normal" style:font-size-complex="14pt" style:font-weight-complex="normal"/>
    </style:style>
    <style:style style:name="P8" style:family="paragraph" style:parent-style-name="Standard">
      <style:text-properties style:text-position="0% 100%" fo:font-size="14pt" fo:font-weight="normal" officeooo:rsid="00fee181" officeooo:paragraph-rsid="00fee181" style:font-size-asian="14pt" style:font-weight-asian="normal" style:font-size-complex="14pt" style:font-weight-complex="normal"/>
    </style:style>
    <style:style style:name="P9" style:family="paragraph" style:parent-style-name="Standard">
      <style:text-properties style:text-position="0% 100%" fo:font-size="14pt" fo:font-weight="normal" officeooo:rsid="00fee181" officeooo:paragraph-rsid="01003314" style:font-size-asian="14pt" style:font-weight-asian="normal" style:font-size-complex="14pt" style:font-weight-complex="normal"/>
    </style:style>
    <style:style style:name="P10" style:family="paragraph" style:parent-style-name="Standard">
      <style:text-properties style:text-position="0% 100%" fo:font-size="14pt" fo:font-weight="normal" officeooo:rsid="00fee181" officeooo:paragraph-rsid="00fed1eb" style:font-size-asian="14pt" style:font-weight-asian="normal" style:font-size-complex="14pt" style:font-weight-complex="normal"/>
    </style:style>
    <style:style style:name="P11" style:family="paragraph" style:parent-style-name="Standard">
      <style:text-properties style:text-position="0% 100%" fo:font-size="14pt" fo:font-weight="normal" officeooo:rsid="00fee181" officeooo:paragraph-rsid="01170bf2" style:font-size-asian="14pt" style:font-weight-asian="normal" style:font-size-complex="14pt" style:font-weight-complex="normal"/>
    </style:style>
    <style:style style:name="P12" style:family="paragraph" style:parent-style-name="Standard">
      <style:text-properties style:text-position="0% 100%" fo:font-size="14pt" fo:font-weight="normal" officeooo:rsid="01003314" officeooo:paragraph-rsid="01003314" style:font-size-asian="14pt" style:font-weight-asian="normal" style:font-size-complex="14pt" style:font-weight-complex="normal"/>
    </style:style>
    <style:style style:name="P13" style:family="paragraph" style:parent-style-name="Standard">
      <style:text-properties style:text-position="0% 100%" fo:font-size="14pt" fo:font-weight="normal" officeooo:rsid="0101da41" officeooo:paragraph-rsid="0101da41" style:font-size-asian="14pt" style:font-weight-asian="normal" style:font-size-complex="14pt" style:font-weight-complex="normal"/>
    </style:style>
    <style:style style:name="P14" style:family="paragraph" style:parent-style-name="Standard">
      <style:text-properties style:text-position="0% 100%" fo:font-size="14pt" fo:font-weight="normal" officeooo:rsid="00fed1eb" officeooo:paragraph-rsid="00fed1eb" style:font-size-asian="14pt" style:font-weight-asian="normal" style:font-size-complex="14pt" style:font-weight-complex="normal"/>
    </style:style>
    <style:style style:name="P15" style:family="paragraph" style:parent-style-name="Standard">
      <style:text-properties style:text-position="0% 100%" fo:font-size="14pt" fo:font-weight="normal" officeooo:rsid="00ff1e32" officeooo:paragraph-rsid="00ff1e32" style:font-size-asian="14pt" style:font-weight-asian="normal" style:font-size-complex="14pt" style:font-weight-complex="normal"/>
    </style:style>
    <style:style style:name="P16" style:family="paragraph" style:parent-style-name="Standard">
      <style:text-properties style:text-position="0% 100%" fo:font-size="14pt" fo:font-weight="normal" officeooo:rsid="00ff4bad" officeooo:paragraph-rsid="00ff1e32" style:font-size-asian="14pt" style:font-weight-asian="normal" style:font-size-complex="14pt" style:font-weight-complex="normal"/>
    </style:style>
    <style:style style:name="P17" style:family="paragraph" style:parent-style-name="Standard">
      <style:text-properties style:text-position="0% 100%" fo:font-size="14pt" fo:font-weight="normal" officeooo:rsid="01061536" officeooo:paragraph-rsid="0105cb20" style:font-size-asian="14pt" style:font-weight-asian="normal" style:font-size-complex="14pt" style:font-weight-complex="normal"/>
    </style:style>
    <style:style style:name="P18" style:family="paragraph" style:parent-style-name="Standard">
      <style:text-properties style:text-position="0% 100%" fo:font-size="14pt" fo:font-weight="normal" officeooo:rsid="01061536" officeooo:paragraph-rsid="01061536" style:font-size-asian="14pt" style:font-weight-asian="normal" style:font-size-complex="14pt" style:font-weight-complex="normal"/>
    </style:style>
    <style:style style:name="P19" style:family="paragraph" style:parent-style-name="Standard">
      <style:text-properties style:text-position="0% 100%" fo:font-size="14pt" fo:font-weight="normal" officeooo:rsid="010faa69" officeooo:paragraph-rsid="010faa69" style:font-size-asian="14pt" style:font-weight-asian="normal" style:font-size-complex="14pt" style:font-weight-complex="normal"/>
    </style:style>
    <style:style style:name="P20" style:family="paragraph" style:parent-style-name="Standard">
      <style:text-properties style:text-position="0% 100%" fo:font-size="14pt" fo:font-weight="normal" officeooo:rsid="0111bb8b" officeooo:paragraph-rsid="0111bb8b" style:font-size-asian="14pt" style:font-weight-asian="normal" style:font-size-complex="14pt" style:font-weight-complex="normal"/>
    </style:style>
    <style:style style:name="P21" style:family="paragraph" style:parent-style-name="Standard">
      <style:text-properties style:text-position="0% 100%" fo:font-size="14pt" fo:font-weight="normal" officeooo:rsid="01170bf2" officeooo:paragraph-rsid="01170bf2" style:font-size-asian="14pt" style:font-weight-asian="normal" style:font-size-complex="14pt" style:font-weight-complex="normal"/>
    </style:style>
    <style:style style:name="P22" style:family="paragraph" style:parent-style-name="Standard">
      <style:text-properties style:text-position="0% 100%" fo:font-size="14pt" fo:font-weight="normal" officeooo:rsid="011a50e5" officeooo:paragraph-rsid="011a50e5" style:font-size-asian="14pt" style:font-weight-asian="normal" style:font-size-complex="14pt" style:font-weight-complex="normal"/>
    </style:style>
    <style:style style:name="P23" style:family="paragraph" style:parent-style-name="Standard">
      <style:text-properties style:text-position="0% 100%" fo:font-size="14pt" fo:font-weight="normal" officeooo:rsid="0105cb20" officeooo:paragraph-rsid="012e2d0b" style:font-size-asian="14pt" style:font-weight-asian="normal" style:font-size-complex="14pt" style:font-weight-complex="normal"/>
    </style:style>
    <style:style style:name="P24" style:family="paragraph" style:parent-style-name="Standard">
      <style:text-properties style:text-position="0% 100%" fo:font-size="14pt" fo:font-weight="normal" officeooo:rsid="012e2d0b" officeooo:paragraph-rsid="012e2d0b" style:font-size-asian="14pt" style:font-weight-asian="normal" style:font-size-complex="14pt" style:font-weight-complex="normal"/>
    </style:style>
    <style:style style:name="P25" style:family="paragraph" style:parent-style-name="Standard">
      <style:text-properties style:text-position="0% 100%" fo:font-size="14pt" style:text-underline-style="solid" style:text-underline-width="auto" style:text-underline-color="font-color" fo:font-weight="bold" officeooo:rsid="00fee181" officeooo:paragraph-rsid="00fee181" style:font-size-asian="14pt" style:font-weight-asian="bold" style:font-size-complex="14pt" style:font-weight-complex="bold"/>
    </style:style>
    <style:style style:name="P26" style:family="paragraph" style:parent-style-name="Standard">
      <style:text-properties style:text-position="0% 100%" fo:font-size="14pt" style:text-underline-style="solid" style:text-underline-width="auto" style:text-underline-color="font-color" fo:font-weight="bold" officeooo:rsid="00ff1e32" officeooo:paragraph-rsid="00ff1e32" style:font-size-asian="14pt" style:font-weight-asian="bold" style:font-size-complex="14pt" style:font-weight-complex="bold"/>
    </style:style>
    <style:style style:name="P27" style:family="paragraph" style:parent-style-name="Standard">
      <style:text-properties style:text-position="0% 100%" fo:font-size="14pt" style:text-underline-style="solid" style:text-underline-width="auto" style:text-underline-color="font-color" fo:font-weight="bold" officeooo:rsid="00ff4bad" officeooo:paragraph-rsid="00ff4bad" style:font-size-asian="14pt" style:font-weight-asian="bold" style:font-size-complex="14pt" style:font-weight-complex="bold"/>
    </style:style>
    <style:style style:name="P28" style:family="paragraph" style:parent-style-name="Standard">
      <style:text-properties style:text-position="0% 100%" fo:font-size="14pt" style:text-underline-style="solid" style:text-underline-width="auto" style:text-underline-color="font-color" fo:font-weight="bold" officeooo:rsid="0101da41" officeooo:paragraph-rsid="0101da41" style:font-size-asian="14pt" style:font-weight-asian="bold" style:font-size-complex="14pt" style:font-weight-complex="bold"/>
    </style:style>
    <style:style style:name="P29" style:family="paragraph" style:parent-style-name="Standard">
      <style:text-properties style:text-position="0% 100%" fo:font-size="14pt" style:text-underline-style="solid" style:text-underline-width="auto" style:text-underline-color="font-color" fo:font-weight="bold" officeooo:rsid="0105cb20" officeooo:paragraph-rsid="0105cb20" style:font-size-asian="14pt" style:font-weight-asian="bold" style:font-size-complex="14pt" style:font-weight-complex="bold"/>
    </style:style>
    <style:style style:name="P30" style:family="paragraph" style:parent-style-name="Standard">
      <style:text-properties style:text-position="0% 100%" fo:font-size="14pt" style:text-underline-style="solid" style:text-underline-width="auto" style:text-underline-color="font-color" fo:font-weight="bold" officeooo:rsid="01061536" officeooo:paragraph-rsid="01061536" style:font-size-asian="14pt" style:font-weight-asian="bold" style:font-size-complex="14pt" style:font-weight-complex="bold"/>
    </style:style>
    <style:style style:name="P31" style:family="paragraph" style:parent-style-name="Standard">
      <style:text-properties style:text-position="0% 100%" fo:font-size="14pt" style:text-underline-style="solid" style:text-underline-width="auto" style:text-underline-color="font-color" fo:font-weight="bold" officeooo:rsid="0109e712" officeooo:paragraph-rsid="0109e712" style:font-size-asian="14pt" style:font-weight-asian="bold" style:font-size-complex="14pt" style:font-weight-complex="bold"/>
    </style:style>
    <style:style style:name="P32" style:family="paragraph" style:parent-style-name="Standard">
      <style:text-properties style:text-position="0% 100%" fo:font-size="14pt" style:text-underline-style="solid" style:text-underline-width="auto" style:text-underline-color="font-color" fo:font-weight="bold" officeooo:rsid="010b9452" officeooo:paragraph-rsid="010b9452" style:font-size-asian="14pt" style:font-weight-asian="bold" style:font-size-complex="14pt" style:font-weight-complex="bold"/>
    </style:style>
    <style:style style:name="P33" style:family="paragraph" style:parent-style-name="Standard">
      <style:text-properties style:text-position="0% 100%" fo:font-size="14pt" style:text-underline-style="solid" style:text-underline-width="auto" style:text-underline-color="font-color" fo:font-weight="bold" officeooo:rsid="010b9452" officeooo:paragraph-rsid="010c6135" style:font-size-asian="14pt" style:font-weight-asian="bold" style:font-size-complex="14pt" style:font-weight-complex="bold"/>
    </style:style>
    <style:style style:name="P34" style:family="paragraph" style:parent-style-name="Standard">
      <style:text-properties style:text-position="0% 100%" fo:font-size="14pt" style:text-underline-style="solid" style:text-underline-width="auto" style:text-underline-color="font-color" fo:font-weight="bold" officeooo:rsid="010b9452" officeooo:paragraph-rsid="010faa69" style:font-size-asian="14pt" style:font-weight-asian="bold" style:font-size-complex="14pt" style:font-weight-complex="bold"/>
    </style:style>
    <style:style style:name="P35" style:family="paragraph" style:parent-style-name="Standard">
      <style:text-properties style:text-position="0% 100%" fo:font-size="14pt" style:text-underline-style="solid" style:text-underline-width="auto" style:text-underline-color="font-color" fo:font-weight="bold" officeooo:rsid="010dd684" officeooo:paragraph-rsid="010dd684" style:font-size-asian="14pt" style:font-weight-asian="bold" style:font-size-complex="14pt" style:font-weight-complex="bold"/>
    </style:style>
    <style:style style:name="P36" style:family="paragraph" style:parent-style-name="Standard">
      <style:text-properties style:text-position="0% 100%" fo:font-size="14pt" style:text-underline-style="solid" style:text-underline-width="auto" style:text-underline-color="font-color" fo:font-weight="bold" officeooo:rsid="010faa69" officeooo:paragraph-rsid="010faa69" style:font-size-asian="14pt" style:font-weight-asian="bold" style:font-size-complex="14pt" style:font-weight-complex="bold"/>
    </style:style>
    <style:style style:name="P37" style:family="paragraph" style:parent-style-name="Standard">
      <style:text-properties style:text-position="0% 100%" fo:font-size="14pt" style:text-underline-style="solid" style:text-underline-width="auto" style:text-underline-color="font-color" fo:font-weight="bold" officeooo:rsid="0112e4ac" officeooo:paragraph-rsid="0112e4ac" style:font-size-asian="14pt" style:font-weight-asian="bold" style:font-size-complex="14pt" style:font-weight-complex="bold"/>
    </style:style>
    <style:style style:name="P38" style:family="paragraph" style:parent-style-name="Standard">
      <style:text-properties style:text-position="0% 100%" fo:font-size="14pt" style:text-underline-style="solid" style:text-underline-width="auto" style:text-underline-color="font-color" fo:font-weight="bold" officeooo:rsid="011404db" officeooo:paragraph-rsid="011404db" style:font-size-asian="14pt" style:font-weight-asian="bold" style:font-size-complex="14pt" style:font-weight-complex="bold"/>
    </style:style>
    <style:style style:name="P39" style:family="paragraph" style:parent-style-name="Standard">
      <style:text-properties style:text-position="0% 100%" fo:font-size="14pt" style:text-underline-style="solid" style:text-underline-width="auto" style:text-underline-color="font-color" fo:font-weight="bold" officeooo:rsid="01174a8b" officeooo:paragraph-rsid="01174a8b" style:font-size-asian="14pt" style:font-weight-asian="bold" style:font-size-complex="14pt" style:font-weight-complex="bold"/>
    </style:style>
    <style:style style:name="P40" style:family="paragraph" style:parent-style-name="Standard">
      <style:text-properties style:text-position="0% 100%" fo:font-size="14pt" style:text-underline-style="solid" style:text-underline-width="auto" style:text-underline-color="font-color" fo:font-weight="bold" officeooo:rsid="011905b6" officeooo:paragraph-rsid="011905b6" style:font-size-asian="14pt" style:font-weight-asian="bold" style:font-size-complex="14pt" style:font-weight-complex="bold"/>
    </style:style>
    <style:style style:name="P41" style:family="paragraph" style:parent-style-name="Standard">
      <style:text-properties style:text-position="0% 100%" fo:font-size="14pt" style:text-underline-style="solid" style:text-underline-width="auto" style:text-underline-color="font-color" fo:font-weight="bold" officeooo:rsid="011aa48b" officeooo:paragraph-rsid="011aa48b" style:font-size-asian="14pt" style:font-weight-asian="bold" style:font-size-complex="14pt" style:font-weight-complex="bold"/>
    </style:style>
    <style:style style:name="P42" style:family="paragraph" style:parent-style-name="Standard">
      <style:text-properties style:text-position="0% 100%" fo:font-size="14pt" style:text-underline-style="solid" style:text-underline-width="auto" style:text-underline-color="font-color" fo:font-weight="bold" officeooo:rsid="011aa48b" officeooo:paragraph-rsid="01302461" style:font-size-asian="14pt" style:font-weight-asian="bold" style:font-size-complex="14pt" style:font-weight-complex="bold"/>
    </style:style>
    <style:style style:name="P43" style:family="paragraph" style:parent-style-name="Standard">
      <style:text-properties style:text-position="0% 100%" fo:font-size="14pt" style:text-underline-style="solid" style:text-underline-width="auto" style:text-underline-color="font-color" fo:font-weight="bold" officeooo:rsid="011b6395" officeooo:paragraph-rsid="011b6395" style:font-size-asian="14pt" style:font-weight-asian="bold" style:font-size-complex="14pt" style:font-weight-complex="bold"/>
    </style:style>
    <style:style style:name="P44" style:family="paragraph" style:parent-style-name="Standard">
      <style:text-properties style:text-position="0% 100%" fo:font-size="14pt" style:text-underline-style="solid" style:text-underline-width="auto" style:text-underline-color="font-color" fo:font-weight="bold" officeooo:rsid="011b8067" officeooo:paragraph-rsid="011b8067" style:font-size-asian="14pt" style:font-weight-asian="bold" style:font-size-complex="14pt" style:font-weight-complex="bold"/>
    </style:style>
    <style:style style:name="P45" style:family="paragraph" style:parent-style-name="Standard">
      <style:text-properties style:text-position="0% 100%" fo:font-size="14pt" style:text-underline-style="solid" style:text-underline-width="auto" style:text-underline-color="font-color" fo:font-weight="bold" officeooo:rsid="011cc4ef" officeooo:paragraph-rsid="011e9281" style:font-size-asian="14pt" style:font-weight-asian="bold" style:font-size-complex="14pt" style:font-weight-complex="bold"/>
    </style:style>
    <style:style style:name="P46" style:family="paragraph" style:parent-style-name="Standard">
      <style:text-properties style:text-position="0% 100%" fo:font-size="14pt" style:text-underline-style="solid" style:text-underline-width="auto" style:text-underline-color="font-color" fo:font-weight="bold" officeooo:rsid="011e9281" officeooo:paragraph-rsid="011e9281" style:font-size-asian="14pt" style:font-weight-asian="bold" style:font-size-complex="14pt" style:font-weight-complex="bold"/>
    </style:style>
    <style:style style:name="P47" style:family="paragraph" style:parent-style-name="Standard">
      <style:text-properties style:text-position="0% 100%" fo:font-size="14pt" style:text-underline-style="solid" style:text-underline-width="auto" style:text-underline-color="font-color" fo:font-weight="bold" officeooo:rsid="011f7330" officeooo:paragraph-rsid="011f7330" style:font-size-asian="14pt" style:font-weight-asian="bold" style:font-size-complex="14pt" style:font-weight-complex="bold"/>
    </style:style>
    <style:style style:name="P48" style:family="paragraph" style:parent-style-name="Standard">
      <style:text-properties style:text-position="0% 100%" fo:font-size="14pt" style:text-underline-style="solid" style:text-underline-width="auto" style:text-underline-color="font-color" fo:font-weight="bold" officeooo:rsid="011fc7c2" officeooo:paragraph-rsid="011fc7c2" style:font-size-asian="14pt" style:font-weight-asian="bold" style:font-size-complex="14pt" style:font-weight-complex="bold"/>
    </style:style>
    <style:style style:name="P49" style:family="paragraph" style:parent-style-name="Standard">
      <style:text-properties style:text-position="0% 100%" fo:font-size="14pt" style:text-underline-style="solid" style:text-underline-width="auto" style:text-underline-color="font-color" fo:font-weight="bold" officeooo:rsid="0120c537" officeooo:paragraph-rsid="0120c537" style:font-size-asian="14pt" style:font-weight-asian="bold" style:font-size-complex="14pt" style:font-weight-complex="bold"/>
    </style:style>
    <style:style style:name="P50" style:family="paragraph" style:parent-style-name="Standard">
      <style:text-properties style:text-position="0% 100%" fo:font-size="14pt" style:text-underline-style="solid" style:text-underline-width="auto" style:text-underline-color="font-color" fo:font-weight="bold" officeooo:rsid="01215b45" officeooo:paragraph-rsid="01215b45" style:font-size-asian="14pt" style:font-weight-asian="bold" style:font-size-complex="14pt" style:font-weight-complex="bold"/>
    </style:style>
    <style:style style:name="P51" style:family="paragraph" style:parent-style-name="Standard">
      <style:text-properties style:text-position="0% 100%" fo:font-size="14pt" style:text-underline-style="solid" style:text-underline-width="auto" style:text-underline-color="font-color" fo:font-weight="bold" officeooo:rsid="012220cc" officeooo:paragraph-rsid="012220cc" style:font-size-asian="14pt" style:font-weight-asian="bold" style:font-size-complex="14pt" style:font-weight-complex="bold"/>
    </style:style>
    <style:style style:name="P52" style:family="paragraph" style:parent-style-name="Standard">
      <style:text-properties style:text-position="0% 100%" fo:font-size="14pt" style:text-underline-style="solid" style:text-underline-width="auto" style:text-underline-color="font-color" fo:font-weight="bold" officeooo:rsid="0125be51" officeooo:paragraph-rsid="0125be51" style:font-size-asian="14pt" style:font-weight-asian="bold" style:font-size-complex="14pt" style:font-weight-complex="bold"/>
    </style:style>
    <style:style style:name="P53" style:family="paragraph" style:parent-style-name="Standard">
      <style:text-properties style:text-position="0% 100%" fo:font-size="14pt" style:text-underline-style="solid" style:text-underline-width="auto" style:text-underline-color="font-color" fo:font-weight="bold" officeooo:rsid="0126e1b0" officeooo:paragraph-rsid="0126e1b0" style:font-size-asian="14pt" style:font-weight-asian="bold" style:font-size-complex="14pt" style:font-weight-complex="bold"/>
    </style:style>
    <style:style style:name="P54" style:family="paragraph" style:parent-style-name="Standard">
      <style:text-properties style:text-position="0% 100%" fo:font-size="14pt" style:text-underline-style="solid" style:text-underline-width="auto" style:text-underline-color="font-color" fo:font-weight="bold" officeooo:rsid="0126e1b0" officeooo:paragraph-rsid="0128949c" style:font-size-asian="14pt" style:font-weight-asian="bold" style:font-size-complex="14pt" style:font-weight-complex="bold"/>
    </style:style>
    <style:style style:name="P55" style:family="paragraph" style:parent-style-name="Standard">
      <style:text-properties style:text-position="0% 100%" fo:font-size="14pt" style:text-underline-style="solid" style:text-underline-width="auto" style:text-underline-color="font-color" fo:font-weight="bold" officeooo:rsid="0128222d" officeooo:paragraph-rsid="0128222d" style:font-size-asian="14pt" style:font-weight-asian="bold" style:font-size-complex="14pt" style:font-weight-complex="bold"/>
    </style:style>
    <style:style style:name="P56" style:family="paragraph" style:parent-style-name="Standard">
      <style:text-properties style:text-position="0% 100%" fo:font-size="14pt" style:text-underline-style="solid" style:text-underline-width="auto" style:text-underline-color="font-color" fo:font-weight="bold" officeooo:rsid="012919fd" officeooo:paragraph-rsid="012919fd" style:font-size-asian="14pt" style:font-weight-asian="bold" style:font-size-complex="14pt" style:font-weight-complex="bold"/>
    </style:style>
    <style:style style:name="P57" style:family="paragraph" style:parent-style-name="Standard">
      <style:text-properties style:text-position="0% 100%" fo:font-size="14pt" style:text-underline-style="solid" style:text-underline-width="auto" style:text-underline-color="font-color" fo:font-weight="bold" officeooo:rsid="012a6fe1" officeooo:paragraph-rsid="012c59ed" style:font-size-asian="14pt" style:font-weight-asian="bold" style:font-size-complex="14pt" style:font-weight-complex="bold"/>
    </style:style>
    <style:style style:name="P58" style:family="paragraph" style:parent-style-name="Standard">
      <style:text-properties style:text-position="0% 100%" fo:font-size="14pt" style:text-underline-style="solid" style:text-underline-width="auto" style:text-underline-color="font-color" fo:font-weight="bold" officeooo:rsid="01302461" officeooo:paragraph-rsid="01302461" style:font-size-asian="14pt" style:font-weight-asian="bold" style:font-size-complex="14pt" style:font-weight-complex="bold"/>
    </style:style>
    <style:style style:name="P59" style:family="paragraph" style:parent-style-name="Standard">
      <style:text-properties style:text-position="0% 100%" fo:font-size="14pt" style:text-underline-style="solid" style:text-underline-width="auto" style:text-underline-color="font-color" fo:font-weight="bold" officeooo:rsid="01304a8c" officeooo:paragraph-rsid="01304a8c" style:font-size-asian="14pt" style:font-weight-asian="bold" style:font-size-complex="14pt" style:font-weight-complex="bold"/>
    </style:style>
    <style:style style:name="P60" style:family="paragraph" style:parent-style-name="Standard">
      <style:text-properties style:text-position="0% 100%" fo:font-size="14pt" style:text-underline-style="solid" style:text-underline-width="auto" style:text-underline-color="font-color" fo:font-weight="bold" officeooo:rsid="01308633" officeooo:paragraph-rsid="01308633" style:font-size-asian="14pt" style:font-weight-asian="bold" style:font-size-complex="14pt" style:font-weight-complex="bold"/>
    </style:style>
    <style:style style:name="P61" style:family="paragraph" style:parent-style-name="Standard">
      <style:text-properties style:text-position="0% 100%" fo:font-size="14pt" style:text-underline-style="solid" style:text-underline-width="auto" style:text-underline-color="font-color" fo:font-weight="bold" officeooo:rsid="0130a326" officeooo:paragraph-rsid="0130a326" style:font-size-asian="14pt" style:font-weight-asian="bold" style:font-size-complex="14pt" style:font-weight-complex="bold"/>
    </style:style>
    <style:style style:name="P62" style:family="paragraph" style:parent-style-name="Standard">
      <style:text-properties style:text-position="0% 100%" fo:font-size="14pt" style:text-underline-style="solid" style:text-underline-width="auto" style:text-underline-color="font-color" fo:font-weight="normal" officeooo:rsid="011aa48b" officeooo:paragraph-rsid="011aa48b" style:font-size-asian="14pt" style:font-weight-asian="normal" style:font-size-complex="14pt" style:font-weight-complex="normal"/>
    </style:style>
    <style:style style:name="P63" style:family="paragraph" style:parent-style-name="Standard">
      <style:text-properties style:text-position="0% 100%" fo:font-size="14pt" style:text-underline-style="solid" style:text-underline-width="auto" style:text-underline-color="font-color" fo:font-weight="normal" officeooo:rsid="011b6395" officeooo:paragraph-rsid="011b6395" style:font-size-asian="14pt" style:font-weight-asian="normal" style:font-size-complex="14pt" style:font-weight-complex="normal"/>
    </style:style>
    <style:style style:name="P64" style:family="paragraph" style:parent-style-name="Standard">
      <style:text-properties style:text-position="0% 100%" fo:font-size="14pt" style:text-underline-style="solid" style:text-underline-width="auto" style:text-underline-color="font-color" fo:font-weight="normal" officeooo:rsid="011cc4ef" officeooo:paragraph-rsid="011e9281" style:font-size-asian="14pt" style:font-weight-asian="normal" style:font-size-complex="14pt" style:font-weight-complex="normal"/>
    </style:style>
    <style:style style:name="P65" style:family="paragraph" style:parent-style-name="Standard">
      <style:text-properties style:text-position="0% 100%" fo:font-size="14pt" style:text-underline-style="none" fo:font-weight="normal" officeooo:rsid="00ff4bad" officeooo:paragraph-rsid="00ff4bad" style:font-size-asian="14pt" style:font-weight-asian="normal" style:font-size-complex="14pt" style:font-weight-complex="normal"/>
    </style:style>
    <style:style style:name="P66" style:family="paragraph" style:parent-style-name="Standard">
      <style:text-properties style:text-position="0% 100%" fo:font-size="14pt" style:text-underline-style="none" fo:font-weight="normal" officeooo:rsid="0102bf3c" officeooo:paragraph-rsid="0102bf3c" style:font-size-asian="14pt" style:font-weight-asian="normal" style:font-size-complex="14pt" style:font-weight-complex="normal"/>
    </style:style>
    <style:style style:name="P67" style:family="paragraph" style:parent-style-name="Standard">
      <style:text-properties style:text-position="0% 100%" fo:font-size="14pt" style:text-underline-style="none" fo:font-weight="normal" officeooo:rsid="010455d9" officeooo:paragraph-rsid="0102bf3c" style:font-size-asian="14pt" style:font-weight-asian="normal" style:font-size-complex="14pt" style:font-weight-complex="normal"/>
    </style:style>
    <style:style style:name="P68" style:family="paragraph" style:parent-style-name="Standard">
      <style:text-properties style:text-position="0% 100%" fo:font-size="14pt" style:text-underline-style="none" fo:font-weight="normal" officeooo:rsid="0109e712" officeooo:paragraph-rsid="0109e712" style:font-size-asian="14pt" style:font-weight-asian="normal" style:font-size-complex="14pt" style:font-weight-complex="normal"/>
    </style:style>
    <style:style style:name="P69" style:family="paragraph" style:parent-style-name="Standard">
      <style:text-properties style:text-position="0% 100%" fo:font-size="14pt" style:text-underline-style="none" fo:font-weight="normal" officeooo:rsid="010b9452" officeooo:paragraph-rsid="010c6135" style:font-size-asian="14pt" style:font-weight-asian="normal" style:font-size-complex="14pt" style:font-weight-complex="normal"/>
    </style:style>
    <style:style style:name="P70" style:family="paragraph" style:parent-style-name="Standard">
      <style:text-properties style:text-position="0% 100%" fo:font-size="14pt" style:text-underline-style="none" fo:font-weight="normal" officeooo:rsid="010c6135" officeooo:paragraph-rsid="010c6135" style:font-size-asian="14pt" style:font-weight-asian="normal" style:font-size-complex="14pt" style:font-weight-complex="normal"/>
    </style:style>
    <style:style style:name="P71" style:family="paragraph" style:parent-style-name="Standard">
      <style:text-properties style:text-position="0% 100%" fo:font-size="14pt" style:text-underline-style="none" fo:font-weight="normal" officeooo:rsid="010faa69" officeooo:paragraph-rsid="010faa69" style:font-size-asian="14pt" style:font-weight-asian="normal" style:font-size-complex="14pt" style:font-weight-complex="normal"/>
    </style:style>
    <style:style style:name="P72" style:family="paragraph" style:parent-style-name="Standard">
      <style:text-properties style:text-position="0% 100%" fo:font-size="14pt" style:text-underline-style="none" fo:font-weight="normal" officeooo:rsid="010dd684" officeooo:paragraph-rsid="010dd684" style:font-size-asian="14pt" style:font-weight-asian="normal" style:font-size-complex="14pt" style:font-weight-complex="normal"/>
    </style:style>
    <style:style style:name="P73" style:family="paragraph" style:parent-style-name="Standard">
      <style:text-properties style:text-position="0% 100%" fo:font-size="14pt" style:text-underline-style="none" fo:font-weight="normal" officeooo:rsid="010935e8" officeooo:paragraph-rsid="010b9452" style:font-size-asian="14pt" style:font-weight-asian="normal" style:font-size-complex="14pt" style:font-weight-complex="normal"/>
    </style:style>
    <style:style style:name="P74" style:family="paragraph" style:parent-style-name="Standard">
      <style:text-properties style:text-position="0% 100%" fo:font-size="14pt" style:text-underline-style="none" fo:font-weight="normal" officeooo:rsid="010935e8" officeooo:paragraph-rsid="0111bb8b" style:font-size-asian="14pt" style:font-weight-asian="normal" style:font-size-complex="14pt" style:font-weight-complex="normal"/>
    </style:style>
    <style:style style:name="P75" style:family="paragraph" style:parent-style-name="Standard">
      <style:text-properties style:text-position="0% 100%" fo:font-size="14pt" style:text-underline-style="none" fo:font-weight="normal" officeooo:rsid="010935e8" officeooo:paragraph-rsid="0118555b" style:font-size-asian="14pt" style:font-weight-asian="normal" style:font-size-complex="14pt" style:font-weight-complex="normal"/>
    </style:style>
    <style:style style:name="P76" style:family="paragraph" style:parent-style-name="Standard">
      <style:text-properties style:text-position="0% 100%" fo:font-size="14pt" style:text-underline-style="none" fo:font-weight="normal" officeooo:rsid="0111bb8b" officeooo:paragraph-rsid="0111bb8b" style:font-size-asian="14pt" style:font-weight-asian="normal" style:font-size-complex="14pt" style:font-weight-complex="normal"/>
    </style:style>
    <style:style style:name="P77" style:family="paragraph" style:parent-style-name="Standard">
      <style:text-properties style:text-position="0% 100%" fo:font-size="14pt" style:text-underline-style="none" fo:font-weight="normal" officeooo:rsid="0112967e" officeooo:paragraph-rsid="0112967e" style:font-size-asian="14pt" style:font-weight-asian="normal" style:font-size-complex="14pt" style:font-weight-complex="normal"/>
    </style:style>
    <style:style style:name="P78" style:family="paragraph" style:parent-style-name="Standard">
      <style:text-properties style:text-position="0% 100%" fo:font-size="14pt" style:text-underline-style="none" fo:font-weight="normal" officeooo:rsid="0105cb20" officeooo:paragraph-rsid="0105cb20" style:font-size-asian="14pt" style:font-weight-asian="normal" style:font-size-complex="14pt" style:font-weight-complex="normal"/>
    </style:style>
    <style:style style:name="P79" style:family="paragraph" style:parent-style-name="Standard">
      <style:text-properties style:text-position="0% 100%" fo:font-size="14pt" style:text-underline-style="none" fo:font-weight="normal" officeooo:rsid="0112e4ac" officeooo:paragraph-rsid="0112e4ac" style:font-size-asian="14pt" style:font-weight-asian="normal" style:font-size-complex="14pt" style:font-weight-complex="normal"/>
    </style:style>
    <style:style style:name="P80" style:family="paragraph" style:parent-style-name="Standard">
      <style:text-properties style:text-position="0% 100%" fo:font-size="14pt" style:text-underline-style="none" fo:font-weight="normal" officeooo:rsid="011404db" officeooo:paragraph-rsid="011404db" style:font-size-asian="14pt" style:font-weight-asian="normal" style:font-size-complex="14pt" style:font-weight-complex="normal"/>
    </style:style>
    <style:style style:name="P81" style:family="paragraph" style:parent-style-name="Standard">
      <style:text-properties style:text-position="0% 100%" fo:font-size="14pt" style:text-underline-style="none" fo:font-weight="normal" officeooo:rsid="0118555b" officeooo:paragraph-rsid="0118555b" style:font-size-asian="14pt" style:font-weight-asian="normal" style:font-size-complex="14pt" style:font-weight-complex="normal"/>
    </style:style>
    <style:style style:name="P82" style:family="paragraph" style:parent-style-name="Standard">
      <style:text-properties style:text-position="0% 100%" fo:font-size="14pt" style:text-underline-style="none" fo:font-weight="normal" officeooo:rsid="0118555b" officeooo:paragraph-rsid="01174a8b" style:font-size-asian="14pt" style:font-weight-asian="normal" style:font-size-complex="14pt" style:font-weight-complex="normal"/>
    </style:style>
    <style:style style:name="P83" style:family="paragraph" style:parent-style-name="Standard">
      <style:text-properties style:text-position="0% 100%" fo:font-size="14pt" style:text-underline-style="none" fo:font-weight="normal" officeooo:rsid="011905b6" officeooo:paragraph-rsid="011905b6" style:font-size-asian="14pt" style:font-weight-asian="normal" style:font-size-complex="14pt" style:font-weight-complex="normal"/>
    </style:style>
    <style:style style:name="P84" style:family="paragraph" style:parent-style-name="Standard">
      <style:text-properties style:text-position="0% 100%" fo:font-size="14pt" style:text-underline-style="none" fo:font-weight="normal" officeooo:rsid="011905b6" officeooo:paragraph-rsid="011b6395" style:font-size-asian="14pt" style:font-weight-asian="normal" style:font-size-complex="14pt" style:font-weight-complex="normal"/>
    </style:style>
    <style:style style:name="P85" style:family="paragraph" style:parent-style-name="Standard">
      <style:text-properties style:text-position="0% 100%" fo:font-size="14pt" style:text-underline-style="none" fo:font-weight="normal" officeooo:rsid="011aa48b" officeooo:paragraph-rsid="011aa48b" style:font-size-asian="14pt" style:font-weight-asian="normal" style:font-size-complex="14pt" style:font-weight-complex="normal"/>
    </style:style>
    <style:style style:name="P86" style:family="paragraph" style:parent-style-name="Standard">
      <style:text-properties style:text-position="0% 100%" fo:font-size="14pt" style:text-underline-style="none" fo:font-weight="normal" officeooo:rsid="011aa48b" officeooo:paragraph-rsid="012c59ed" style:font-size-asian="14pt" style:font-weight-asian="normal" style:font-size-complex="14pt" style:font-weight-complex="normal"/>
    </style:style>
    <style:style style:name="P87" style:family="paragraph" style:parent-style-name="Standard">
      <style:text-properties style:text-position="0% 100%" fo:font-size="14pt" style:text-underline-style="none" fo:font-weight="normal" officeooo:rsid="011aa48b" officeooo:paragraph-rsid="01302461" style:font-size-asian="14pt" style:font-weight-asian="normal" style:font-size-complex="14pt" style:font-weight-complex="normal"/>
    </style:style>
    <style:style style:name="P88" style:family="paragraph" style:parent-style-name="Standard">
      <style:text-properties style:text-position="0% 100%" fo:font-size="14pt" style:text-underline-style="none" fo:font-weight="normal" officeooo:rsid="011b6395" officeooo:paragraph-rsid="011aa48b" style:font-size-asian="14pt" style:font-weight-asian="normal" style:font-size-complex="14pt" style:font-weight-complex="normal"/>
    </style:style>
    <style:style style:name="P89" style:family="paragraph" style:parent-style-name="Standard">
      <style:text-properties style:text-position="0% 100%" fo:font-size="14pt" style:text-underline-style="none" fo:font-weight="normal" officeooo:rsid="011b6395" officeooo:paragraph-rsid="011b6395" style:font-size-asian="14pt" style:font-weight-asian="normal" style:font-size-complex="14pt" style:font-weight-complex="normal"/>
    </style:style>
    <style:style style:name="P90" style:family="paragraph" style:parent-style-name="Standard">
      <style:text-properties style:text-position="0% 100%" fo:font-size="14pt" style:text-underline-style="none" fo:font-weight="normal" officeooo:rsid="011a50e5" officeooo:paragraph-rsid="011a50e5" style:font-size-asian="14pt" style:font-weight-asian="normal" style:font-size-complex="14pt" style:font-weight-complex="normal"/>
    </style:style>
    <style:style style:name="P91" style:family="paragraph" style:parent-style-name="Standard">
      <style:text-properties style:text-position="0% 100%" fo:font-size="14pt" style:text-underline-style="none" fo:font-weight="normal" officeooo:rsid="011a50e5" officeooo:paragraph-rsid="0128949c" style:font-size-asian="14pt" style:font-weight-asian="normal" style:font-size-complex="14pt" style:font-weight-complex="normal"/>
    </style:style>
    <style:style style:name="P92" style:family="paragraph" style:parent-style-name="Standard">
      <style:text-properties style:text-position="0% 100%" fo:font-size="14pt" style:text-underline-style="none" fo:font-weight="normal" officeooo:rsid="011b8067" officeooo:paragraph-rsid="011b8067" style:font-size-asian="14pt" style:font-weight-asian="normal" style:font-size-complex="14pt" style:font-weight-complex="normal"/>
    </style:style>
    <style:style style:name="P93" style:family="paragraph" style:parent-style-name="Standard">
      <style:text-properties style:text-position="0% 100%" fo:font-size="14pt" style:text-underline-style="none" fo:font-weight="normal" officeooo:rsid="011b8067" officeooo:paragraph-rsid="0102bf3c" style:font-size-asian="14pt" style:font-weight-asian="normal" style:font-size-complex="14pt" style:font-weight-complex="normal"/>
    </style:style>
    <style:style style:name="P94" style:family="paragraph" style:parent-style-name="Standard">
      <style:text-properties style:text-position="0% 100%" fo:font-size="14pt" style:text-underline-style="none" fo:font-weight="normal" officeooo:rsid="011b8067" officeooo:paragraph-rsid="011b6395" style:font-size-asian="14pt" style:font-weight-asian="normal" style:font-size-complex="14pt" style:font-weight-complex="normal"/>
    </style:style>
    <style:style style:name="P95" style:family="paragraph" style:parent-style-name="Standard">
      <style:text-properties style:text-position="0% 100%" fo:font-size="14pt" style:text-underline-style="none" fo:font-weight="normal" officeooo:rsid="011e9281" officeooo:paragraph-rsid="011e9281" style:font-size-asian="14pt" style:font-weight-asian="normal" style:font-size-complex="14pt" style:font-weight-complex="normal"/>
    </style:style>
    <style:style style:name="P96" style:family="paragraph" style:parent-style-name="Standard">
      <style:text-properties style:text-position="0% 100%" fo:font-size="14pt" style:text-underline-style="none" fo:font-weight="normal" officeooo:rsid="011f7330" officeooo:paragraph-rsid="011f7330" style:font-size-asian="14pt" style:font-weight-asian="normal" style:font-size-complex="14pt" style:font-weight-complex="normal"/>
    </style:style>
    <style:style style:name="P97" style:family="paragraph" style:parent-style-name="Standard">
      <style:text-properties style:text-position="0% 100%" fo:font-size="14pt" style:text-underline-style="none" fo:font-weight="normal" officeooo:rsid="0120c537" officeooo:paragraph-rsid="0120c537" style:font-size-asian="14pt" style:font-weight-asian="normal" style:font-size-complex="14pt" style:font-weight-complex="normal"/>
    </style:style>
    <style:style style:name="P98" style:family="paragraph" style:parent-style-name="Standard">
      <style:text-properties style:text-position="0% 100%" fo:font-size="14pt" style:text-underline-style="none" fo:font-weight="normal" officeooo:rsid="011fc7c2" officeooo:paragraph-rsid="011fc7c2" style:font-size-asian="14pt" style:font-weight-asian="normal" style:font-size-complex="14pt" style:font-weight-complex="normal"/>
    </style:style>
    <style:style style:name="P99" style:family="paragraph" style:parent-style-name="Standard">
      <style:text-properties style:text-position="0% 100%" fo:font-size="14pt" style:text-underline-style="none" fo:font-weight="normal" officeooo:rsid="01215b45" officeooo:paragraph-rsid="01215b45" style:font-size-asian="14pt" style:font-weight-asian="normal" style:font-size-complex="14pt" style:font-weight-complex="normal"/>
    </style:style>
    <style:style style:name="P100" style:family="paragraph" style:parent-style-name="Standard">
      <style:text-properties style:text-position="0% 100%" fo:font-size="14pt" style:text-underline-style="none" fo:font-weight="normal" officeooo:rsid="012220cc" officeooo:paragraph-rsid="012220cc" style:font-size-asian="14pt" style:font-weight-asian="normal" style:font-size-complex="14pt" style:font-weight-complex="normal"/>
    </style:style>
    <style:style style:name="P101" style:family="paragraph" style:parent-style-name="Standard">
      <style:text-properties style:text-position="0% 100%" fo:font-size="14pt" style:text-underline-style="none" fo:font-weight="normal" officeooo:rsid="01246af9" officeooo:paragraph-rsid="01246af9" style:font-size-asian="14pt" style:font-weight-asian="normal" style:font-size-complex="14pt" style:font-weight-complex="normal"/>
    </style:style>
    <style:style style:name="P102" style:family="paragraph" style:parent-style-name="Standard">
      <style:text-properties style:text-position="0% 100%" fo:font-size="14pt" style:text-underline-style="none" fo:font-weight="normal" officeooo:rsid="0126e1b0" officeooo:paragraph-rsid="0126e1b0" style:font-size-asian="14pt" style:font-weight-asian="normal" style:font-size-complex="14pt" style:font-weight-complex="normal"/>
    </style:style>
    <style:style style:name="P103" style:family="paragraph" style:parent-style-name="Standard">
      <style:text-properties style:text-position="0% 100%" fo:font-size="14pt" style:text-underline-style="none" fo:font-weight="normal" officeooo:rsid="0128222d" officeooo:paragraph-rsid="0128222d" style:font-size-asian="14pt" style:font-weight-asian="normal" style:font-size-complex="14pt" style:font-weight-complex="normal"/>
    </style:style>
    <style:style style:name="P104" style:family="paragraph" style:parent-style-name="Standard">
      <style:text-properties style:text-position="0% 100%" fo:font-size="14pt" style:text-underline-style="none" fo:font-weight="normal" officeooo:rsid="0128949c" officeooo:paragraph-rsid="0128949c" style:font-size-asian="14pt" style:font-weight-asian="normal" style:font-size-complex="14pt" style:font-weight-complex="normal"/>
    </style:style>
    <style:style style:name="P105" style:family="paragraph" style:parent-style-name="Standard">
      <style:text-properties style:text-position="0% 100%" fo:font-size="14pt" style:text-underline-style="none" fo:font-weight="normal" officeooo:rsid="012919fd" officeooo:paragraph-rsid="012919fd" style:font-size-asian="14pt" style:font-weight-asian="normal" style:font-size-complex="14pt" style:font-weight-complex="normal"/>
    </style:style>
    <style:style style:name="P106" style:family="paragraph" style:parent-style-name="Standard">
      <style:text-properties style:text-position="0% 100%" fo:font-size="14pt" style:text-underline-style="none" fo:font-weight="normal" officeooo:rsid="012a6fe1" officeooo:paragraph-rsid="012c59ed" style:font-size-asian="14pt" style:font-weight-asian="normal" style:font-size-complex="14pt" style:font-weight-complex="normal"/>
    </style:style>
    <style:style style:name="P107" style:family="paragraph" style:parent-style-name="Standard">
      <style:text-properties style:text-position="0% 100%" fo:font-size="14pt" style:text-underline-style="none" fo:font-weight="normal" officeooo:rsid="0125be51" officeooo:paragraph-rsid="0125be51" style:font-size-asian="14pt" style:font-weight-asian="normal" style:font-size-complex="14pt" style:font-weight-complex="normal"/>
    </style:style>
    <style:style style:name="P108" style:family="paragraph" style:parent-style-name="Standard">
      <style:text-properties style:text-position="0% 100%" fo:font-size="14pt" style:text-underline-style="none" fo:font-weight="normal" officeooo:rsid="01304a8c" officeooo:paragraph-rsid="01304a8c" style:font-size-asian="14pt" style:font-weight-asian="normal" style:font-size-complex="14pt" style:font-weight-complex="normal"/>
    </style:style>
    <style:style style:name="P109" style:family="paragraph" style:parent-style-name="Standard">
      <style:text-properties style:text-position="0% 100%" fo:font-size="14pt" style:text-underline-style="none" fo:font-weight="normal" officeooo:rsid="0130a326" officeooo:paragraph-rsid="0130a326" style:font-size-asian="14pt" style:font-weight-asian="normal" style:font-size-complex="14pt" style:font-weight-complex="normal"/>
    </style:style>
    <style:style style:name="P110" style:family="paragraph" style:parent-style-name="Standard">
      <style:text-properties style:text-position="0% 100%" style:font-name="Courier 10 Pitch" fo:font-size="14pt" fo:font-weight="normal" officeooo:rsid="01003314" officeooo:paragraph-rsid="01003314" style:font-size-asian="14pt" style:font-weight-asian="normal" style:font-size-complex="14pt" style:font-weight-complex="normal"/>
    </style:style>
    <style:style style:name="P111" style:family="paragraph" style:parent-style-name="Standard">
      <style:text-properties style:text-position="0% 100%" style:font-name="Courier 10 Pitch" fo:font-size="14pt" fo:font-weight="normal" officeooo:rsid="00fed1eb" officeooo:paragraph-rsid="00fed1eb" style:font-size-asian="14pt" style:font-weight-asian="normal" style:font-size-complex="14pt" style:font-weight-complex="normal"/>
    </style:style>
    <style:style style:name="P112" style:family="paragraph" style:parent-style-name="Standard">
      <style:text-properties style:text-position="0% 100%" style:font-name="Courier 10 Pitch" fo:font-size="14pt" fo:font-weight="normal" officeooo:rsid="00ff1e32" officeooo:paragraph-rsid="00ff1e32" style:font-size-asian="14pt" style:font-weight-asian="normal" style:font-size-complex="14pt" style:font-weight-complex="normal"/>
    </style:style>
    <style:style style:name="P113" style:family="paragraph" style:parent-style-name="Standard">
      <style:paragraph-properties fo:text-align="center" style:justify-single-word="false"/>
      <style:text-properties fo:font-size="14pt" fo:font-weight="normal" officeooo:paragraph-rsid="00eeb673" style:font-size-asian="14pt" style:font-weight-asian="normal" style:font-size-complex="14pt" style:font-weight-complex="normal"/>
    </style:style>
    <style:style style:name="P114" style:family="paragraph" style:parent-style-name="Standard">
      <style:paragraph-properties fo:text-align="center" style:justify-single-word="false"/>
      <style:text-properties fo:font-size="14pt" fo:font-weight="normal" officeooo:paragraph-rsid="00fe3b51" style:font-size-asian="14pt" style:font-weight-asian="normal" style:font-size-complex="14pt" style:font-weight-complex="normal"/>
    </style:style>
    <style:style style:name="P115" style:family="paragraph" style:parent-style-name="Standard">
      <style:paragraph-properties fo:text-align="center" style:justify-single-word="false"/>
      <style:text-properties fo:font-size="14pt" fo:font-weight="normal" officeooo:paragraph-rsid="00fee181" style:font-size-asian="14pt" style:font-weight-asian="normal" style:font-size-complex="14pt" style:font-weight-complex="normal"/>
    </style:style>
    <style:style style:name="P116" style:family="paragraph" style:parent-style-name="Standard">
      <style:paragraph-properties fo:text-align="center" style:justify-single-word="false"/>
      <style:text-properties fo:font-size="14pt" fo:font-weight="normal" officeooo:paragraph-rsid="01003314" style:font-size-asian="14pt" style:font-weight-asian="normal" style:font-size-complex="14pt" style:font-weight-complex="normal"/>
    </style:style>
    <style:style style:name="P117" style:family="paragraph" style:parent-style-name="Standard">
      <style:paragraph-properties fo:text-align="center" style:justify-single-word="false"/>
      <style:text-properties fo:font-size="14pt" fo:font-weight="normal" officeooo:paragraph-rsid="01170bf2" style:font-size-asian="14pt" style:font-weight-asian="normal" style:font-size-complex="14pt" style:font-weight-complex="normal"/>
    </style:style>
    <style:style style:name="P118" style:family="paragraph" style:parent-style-name="Standard">
      <style:paragraph-properties fo:text-align="center" style:justify-single-word="false"/>
      <style:text-properties fo:font-size="14pt" fo:font-weight="normal" officeooo:paragraph-rsid="011a50e5" style:font-size-asian="14pt" style:font-weight-asian="normal" style:font-size-complex="14pt" style:font-weight-complex="normal"/>
    </style:style>
    <style:style style:name="P119" style:family="paragraph" style:parent-style-name="Standard">
      <style:paragraph-properties fo:text-align="center" style:justify-single-word="false"/>
      <style:text-properties fo:font-size="14pt" fo:font-weight="normal" officeooo:paragraph-rsid="0128949c" style:font-size-asian="14pt" style:font-weight-asian="normal" style:font-size-complex="14pt" style:font-weight-complex="normal"/>
    </style:style>
    <style:style style:name="P120" style:family="paragraph" style:parent-style-name="Standard">
      <style:text-properties fo:font-size="14pt" fo:font-weight="normal" officeooo:rsid="00f07175" officeooo:paragraph-rsid="00f229d3"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fo:font-size="14pt" fo:font-weight="normal" officeooo:rsid="00f07175" officeooo:paragraph-rsid="00f229d3" style:font-size-asian="14pt" style:font-weight-asian="normal" style:font-size-complex="14pt" style:font-weight-complex="normal"/>
    </style:style>
    <style:style style:name="P122" style:family="paragraph" style:parent-style-name="Standard">
      <style:text-properties fo:font-size="14pt" fo:font-weight="normal" officeooo:rsid="00eeb673" officeooo:paragraph-rsid="00f229d3" style:font-size-asian="14pt" style:font-weight-asian="normal" style:font-size-complex="14pt" style:font-weight-complex="normal"/>
    </style:style>
    <style:style style:name="P123" style:family="paragraph" style:parent-style-name="Standard">
      <style:text-properties fo:font-size="14pt" fo:font-weight="normal" officeooo:rsid="00eeb673" officeooo:paragraph-rsid="01170bf2" style:font-size-asian="14pt" style:font-weight-asian="normal" style:font-size-complex="14pt" style:font-weight-complex="normal"/>
    </style:style>
    <style:style style:name="P124" style:family="paragraph" style:parent-style-name="Standard">
      <style:text-properties fo:font-size="14pt" fo:font-weight="normal" officeooo:rsid="00f229d3" officeooo:paragraph-rsid="00ecebab" style:font-size-asian="14pt" style:font-weight-asian="normal" style:font-size-complex="14pt" style:font-weight-complex="normal"/>
    </style:style>
    <style:style style:name="P125" style:family="paragraph" style:parent-style-name="Standard">
      <style:text-properties fo:font-size="14pt" fo:font-weight="normal" officeooo:rsid="00f96030" officeooo:paragraph-rsid="00f96030" style:font-size-asian="14pt" style:font-weight-asian="normal" style:font-size-complex="14pt" style:font-weight-complex="normal"/>
    </style:style>
    <style:style style:name="P126" style:family="paragraph" style:parent-style-name="Standard">
      <style:text-properties fo:font-size="14pt" fo:font-weight="normal" officeooo:rsid="00f96030" officeooo:paragraph-rsid="00fd1445" style:font-size-asian="14pt" style:font-weight-asian="normal" style:font-size-complex="14pt" style:font-weight-complex="normal"/>
    </style:style>
    <style:style style:name="P127" style:family="paragraph" style:parent-style-name="Standard">
      <style:text-properties fo:font-size="14pt" fo:font-weight="normal" officeooo:rsid="00fbbff2" officeooo:paragraph-rsid="00fbf059" style:font-size-asian="14pt" style:font-weight-asian="normal" style:font-size-complex="14pt" style:font-weight-complex="normal"/>
    </style:style>
    <style:style style:name="P128" style:family="paragraph" style:parent-style-name="Standard">
      <style:text-properties fo:font-size="14pt" fo:font-weight="normal" officeooo:rsid="00fbf059" officeooo:paragraph-rsid="00fbf059" style:font-size-asian="14pt" style:font-weight-asian="normal" style:font-size-complex="14pt" style:font-weight-complex="normal"/>
    </style:style>
    <style:style style:name="P129" style:family="paragraph" style:parent-style-name="Standard">
      <style:text-properties fo:font-size="14pt" fo:font-weight="normal" officeooo:rsid="00fd1445" officeooo:paragraph-rsid="00fd1445" style:font-size-asian="14pt" style:font-weight-asian="normal" style:font-size-complex="14pt" style:font-weight-complex="normal"/>
    </style:style>
    <style:style style:name="P130" style:family="paragraph" style:parent-style-name="Standard">
      <style:text-properties fo:font-size="14pt" fo:font-weight="normal" officeooo:rsid="00f49b68" officeooo:paragraph-rsid="00f49b68" style:font-size-asian="14pt" style:font-weight-asian="normal" style:font-size-complex="14pt" style:font-weight-complex="normal"/>
    </style:style>
    <style:style style:name="P131" style:family="paragraph" style:parent-style-name="Standard">
      <style:text-properties fo:font-size="14pt" fo:font-weight="normal" officeooo:rsid="00fe3b51" officeooo:paragraph-rsid="00fed1eb" style:font-size-asian="14pt" style:font-weight-asian="normal" style:font-size-complex="14pt" style:font-weight-complex="normal"/>
    </style:style>
    <style:style style:name="P132" style:family="paragraph" style:parent-style-name="Standard">
      <style:text-properties fo:font-size="14pt" fo:font-weight="normal" officeooo:rsid="00fed1eb" officeooo:paragraph-rsid="00fed1eb" style:font-size-asian="14pt" style:font-weight-asian="normal" style:font-size-complex="14pt" style:font-weight-complex="normal"/>
    </style:style>
    <style:style style:name="P133" style:family="paragraph" style:parent-style-name="Standard">
      <style:text-properties fo:font-size="14pt" fo:font-weight="normal" officeooo:rsid="00fee181" officeooo:paragraph-rsid="00ff1e32" style:font-size-asian="14pt" style:font-weight-asian="normal" style:font-size-complex="14pt" style:font-weight-complex="normal"/>
    </style:style>
    <style:style style:name="P134" style:family="paragraph" style:parent-style-name="Standard">
      <style:text-properties fo:font-size="14pt" fo:font-weight="normal" officeooo:rsid="00ff1e32" officeooo:paragraph-rsid="00ff1e32" style:font-size-asian="14pt" style:font-weight-asian="normal" style:font-size-complex="14pt" style:font-weight-complex="normal"/>
    </style:style>
    <style:style style:name="P135" style:family="paragraph" style:parent-style-name="Standard">
      <style:text-properties fo:font-size="14pt" fo:font-weight="normal" officeooo:rsid="00ff4bad" officeooo:paragraph-rsid="00ff4bad" style:font-size-asian="14pt" style:font-weight-asian="normal" style:font-size-complex="14pt" style:font-weight-complex="normal"/>
    </style:style>
    <style:style style:name="P136" style:family="paragraph" style:parent-style-name="Standard">
      <style:text-properties fo:font-size="14pt" fo:font-weight="normal" officeooo:rsid="00577bcd" officeooo:paragraph-rsid="00ecebab" style:font-size-asian="14pt" style:font-weight-asian="normal" style:font-size-complex="14pt" style:font-weight-complex="normal"/>
    </style:style>
    <style:style style:name="P137" style:family="paragraph" style:parent-style-name="Standard">
      <style:text-properties fo:font-size="14pt" fo:font-weight="normal" officeooo:rsid="0105cb20" officeooo:paragraph-rsid="0105cb20" style:font-size-asian="14pt" style:font-weight-asian="normal" style:font-size-complex="14pt" style:font-weight-complex="normal"/>
    </style:style>
    <style:style style:name="P138" style:family="paragraph" style:parent-style-name="Standard">
      <style:text-properties fo:font-size="14pt" fo:font-weight="normal" officeooo:paragraph-rsid="0111bb8b" style:font-size-asian="14pt" style:font-weight-asian="normal" style:font-size-complex="14pt" style:font-weight-complex="normal"/>
    </style:style>
    <style:style style:name="P139" style:family="paragraph" style:parent-style-name="Standard">
      <style:text-properties fo:font-size="14pt" fo:font-weight="normal" officeooo:rsid="0111bb8b" officeooo:paragraph-rsid="0111bb8b" style:font-size-asian="14pt" style:font-weight-asian="normal" style:font-size-complex="14pt" style:font-weight-complex="normal"/>
    </style:style>
    <style:style style:name="P140" style:family="paragraph" style:parent-style-name="Standard">
      <style:text-properties fo:font-size="14pt" fo:font-weight="normal" officeooo:rsid="0112967e" officeooo:paragraph-rsid="0112967e" style:font-size-asian="14pt" style:font-weight-asian="normal" style:font-size-complex="14pt" style:font-weight-complex="normal"/>
    </style:style>
    <style:style style:name="P141" style:family="paragraph" style:parent-style-name="Standard">
      <style:text-properties fo:font-size="14pt" fo:font-weight="normal" officeooo:rsid="0102bf3c" officeooo:paragraph-rsid="012e2d0b" style:font-size-asian="14pt" style:font-weight-asian="normal" style:font-size-complex="14pt" style:font-weight-complex="normal"/>
    </style:style>
    <style:style style:name="P142" style:family="paragraph" style:parent-style-name="Standard">
      <style:text-properties fo:font-size="14pt" fo:font-weight="normal" officeooo:rsid="012e2d0b" officeooo:paragraph-rsid="012e2d0b" style:font-size-asian="14pt" style:font-weight-asian="normal" style:font-size-complex="14pt" style:font-weight-complex="normal"/>
    </style:style>
    <style:style style:name="P143" style:family="paragraph" style:parent-style-name="Standard">
      <style:text-properties fo:font-size="14pt" fo:font-weight="bold" officeooo:rsid="00eeb673" officeooo:paragraph-rsid="00f229d3" style:font-size-asian="14pt" style:font-weight-asian="bold" style:font-size-complex="14pt" style:font-weight-complex="bold"/>
    </style:style>
    <style:style style:name="P144" style:family="paragraph" style:parent-style-name="Standard">
      <style:text-properties fo:font-size="14pt" fo:font-weight="bold" officeooo:rsid="00f07175" officeooo:paragraph-rsid="00f229d3" style:font-size-asian="14pt" style:font-weight-asian="bold" style:font-size-complex="14pt" style:font-weight-complex="bold"/>
    </style:style>
    <style:style style:name="P145" style:family="paragraph" style:parent-style-name="Standard">
      <style:text-properties fo:font-size="14pt" fo:font-weight="bold" officeooo:rsid="00f229d3" officeooo:paragraph-rsid="00f229d3" style:font-size-asian="14pt" style:font-weight-asian="bold" style:font-size-complex="14pt" style:font-weight-complex="bold"/>
    </style:style>
    <style:style style:name="P146" style:family="paragraph" style:parent-style-name="Standard">
      <style:paragraph-properties fo:text-align="start" style:justify-single-word="false"/>
      <style:text-properties fo:font-size="14pt" fo:font-weight="bold" officeooo:rsid="0112e4ac" officeooo:paragraph-rsid="0112e4ac" style:font-size-asian="14pt" style:font-weight-asian="bold" style:font-size-complex="14pt" style:font-weight-complex="bold"/>
    </style:style>
    <style:style style:name="P147" style:family="paragraph" style:parent-style-name="Standard">
      <style:text-properties fo:font-size="14pt" style:text-underline-style="solid" style:text-underline-width="auto" style:text-underline-color="font-color" fo:font-weight="bold" officeooo:rsid="00fee181" officeooo:paragraph-rsid="00fee181" style:font-size-asian="14pt" style:font-weight-asian="bold" style:font-size-complex="14pt" style:font-weight-complex="bold"/>
    </style:style>
    <style:style style:name="P148" style:family="paragraph" style:parent-style-name="Standard">
      <style:text-properties fo:font-size="14pt" style:text-underline-style="solid" style:text-underline-width="auto" style:text-underline-color="font-color" fo:font-weight="bold" officeooo:rsid="00fee181" officeooo:paragraph-rsid="011a50e5" style:font-size-asian="14pt" style:font-weight-asian="bold" style:font-size-complex="14pt" style:font-weight-complex="bold"/>
    </style:style>
    <style:style style:name="P149" style:family="paragraph" style:parent-style-name="Standard">
      <style:paragraph-properties fo:text-align="center" style:justify-single-word="false"/>
      <style:text-properties fo:font-size="20pt" fo:font-weight="bold" officeooo:paragraph-rsid="00587d6d" style:font-size-asian="20pt" style:font-weight-asian="bold" style:font-size-complex="20pt" style:font-weight-complex="bold"/>
    </style:style>
    <style:style style:name="P150" style:family="paragraph" style:parent-style-name="Standard">
      <style:paragraph-properties fo:text-align="center" style:justify-single-word="false"/>
      <style:text-properties fo:font-size="20pt" fo:font-weight="bold" officeooo:rsid="00eeb673" officeooo:paragraph-rsid="00f229d3" style:font-size-asian="20pt" style:font-weight-asian="bold" style:font-size-complex="20pt" style:font-weight-complex="bold"/>
    </style:style>
    <style:style style:name="P151" style:family="paragraph" style:parent-style-name="Standard">
      <style:text-properties style:font-name="Courier 10 Pitch" fo:font-size="14pt" fo:font-weight="normal" officeooo:rsid="00fbf059" officeooo:paragraph-rsid="00fbf059" style:font-size-asian="14pt" style:font-weight-asian="normal" style:font-size-complex="14pt" style:font-weight-complex="normal"/>
    </style:style>
    <style:style style:name="P152" style:family="paragraph" style:parent-style-name="Standard">
      <style:paragraph-properties fo:text-align="center" style:justify-single-word="false"/>
      <style:text-properties officeooo:paragraph-rsid="0111bb8b"/>
    </style:style>
    <style:style style:name="P153" style:family="paragraph" style:parent-style-name="Standard">
      <style:paragraph-properties fo:text-align="center" style:justify-single-word="false"/>
      <style:text-properties officeooo:paragraph-rsid="0118555b"/>
    </style:style>
    <style:style style:name="P154" style:family="paragraph" style:parent-style-name="Standard">
      <style:text-properties officeooo:paragraph-rsid="010b9452"/>
    </style:style>
    <style:style style:name="P155" style:family="paragraph" style:parent-style-name="Standard">
      <style:paragraph-properties fo:text-align="center" style:justify-single-word="false" fo:break-before="page"/>
      <style:text-properties fo:font-size="32pt" fo:font-weight="bold" officeooo:rsid="0039062d" officeooo:paragraph-rsid="0039062d" style:font-size-asian="32pt" style:font-weight-asian="bold" style:font-size-complex="32pt" style:font-weight-complex="bold"/>
    </style:style>
    <style:style style:name="P156" style:family="paragraph" style:parent-style-name="Standard">
      <style:paragraph-properties fo:text-align="center" style:justify-single-word="false" fo:break-before="page"/>
      <style:text-properties fo:font-size="20pt" fo:font-weight="bold" officeooo:paragraph-rsid="00f229d3" style:font-size-asian="20pt" style:font-weight-asian="bold" style:font-size-complex="20pt" style:font-weight-complex="bold"/>
    </style:style>
    <style:style style:name="P157" style:family="paragraph" style:parent-style-name="Standard">
      <style:text-properties style:text-position="0% 100%" fo:font-size="14pt" style:text-underline-style="none" fo:font-weight="normal" officeooo:rsid="0132280f" officeooo:paragraph-rsid="0132280f" style:font-size-asian="14pt" style:font-weight-asian="normal" style:font-size-complex="14pt" style:font-weight-complex="normal"/>
    </style:style>
    <style:style style:name="P158" style:family="paragraph" style:parent-style-name="Standard">
      <style:text-properties style:text-position="0% 100%" fo:font-size="14pt" style:text-underline-style="none" fo:font-weight="normal" officeooo:rsid="01308633" officeooo:paragraph-rsid="01308633" style:font-size-asian="14pt" style:font-weight-asian="normal" style:font-size-complex="14pt" style:font-weight-complex="normal"/>
    </style:style>
    <style:style style:name="P159" style:family="paragraph" style:parent-style-name="Standard">
      <style:text-properties style:text-position="0% 100%" fo:font-size="14pt" style:text-underline-style="none" fo:font-weight="normal" officeooo:rsid="01346cc8" officeooo:paragraph-rsid="01346cc8" style:font-size-asian="14pt" style:font-weight-asian="normal" style:font-size-complex="14pt" style:font-weight-complex="normal"/>
    </style:style>
    <style:style style:name="P160" style:family="paragraph" style:parent-style-name="Standard">
      <style:text-properties style:text-position="0% 100%" fo:font-size="14pt" style:text-underline-style="solid" style:text-underline-width="auto" style:text-underline-color="font-color" fo:font-weight="bold" officeooo:rsid="0132280f" officeooo:paragraph-rsid="01346cc8"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f229d3" style:font-weight-asian="bold" style:font-weight-complex="bold"/>
    </style:style>
    <style:style style:name="T3" style:family="text">
      <style:text-properties fo:font-weight="bold" officeooo:rsid="01174a8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f229d3" style:font-weight-asian="normal" style:font-weight-complex="normal"/>
    </style:style>
    <style:style style:name="T6" style:family="text">
      <style:text-properties style:text-position="super 58%" officeooo:rsid="00f07175"/>
    </style:style>
    <style:style style:name="T7" style:family="text">
      <style:text-properties style:text-position="super 58%" officeooo:rsid="0074eba7"/>
    </style:style>
    <style:style style:name="T8" style:family="text">
      <style:text-properties style:text-position="super 58%" style:text-underline-style="none" fo:font-weight="normal" style:font-weight-asian="normal" style:font-weight-complex="normal"/>
    </style:style>
    <style:style style:name="T9" style:family="text">
      <style:text-properties style:text-position="super 58%" style:text-underline-style="none" officeooo:rsid="011b6395"/>
    </style:style>
    <style:style style:name="T10" style:family="text">
      <style:text-properties style:text-position="super 58%" style:text-underline-style="none" officeooo:rsid="011d5318"/>
    </style:style>
    <style:style style:name="T11" style:family="text">
      <style:text-properties style:text-position="super 58%" fo:font-size="14pt" style:text-underline-style="none" fo:font-weight="normal" officeooo:rsid="01061536" style:font-size-asian="14pt" style:font-weight-asian="normal" style:font-size-complex="14pt" style:font-weight-complex="normal"/>
    </style:style>
    <style:style style:name="T12" style:family="text">
      <style:text-properties style:text-position="super 58%" officeooo:rsid="011bbc9c"/>
    </style:style>
    <style:style style:name="T13" style:family="text">
      <style:text-properties style:text-position="0% 100%"/>
    </style:style>
    <style:style style:name="T14" style:family="text">
      <style:text-properties style:text-position="0% 100%" officeooo:rsid="00f07175"/>
    </style:style>
    <style:style style:name="T15" style:family="text">
      <style:text-properties style:text-position="0% 100%" fo:font-weight="bold" style:font-weight-asian="bold" style:font-weight-complex="bold"/>
    </style:style>
    <style:style style:name="T16" style:family="text">
      <style:text-properties style:text-position="0% 100%" fo:font-weight="bold" officeooo:rsid="0072d588" style:font-weight-asian="bold" style:font-weight-complex="bold"/>
    </style:style>
    <style:style style:name="T17" style:family="text">
      <style:text-properties style:text-position="0% 100%" officeooo:rsid="00fed1eb"/>
    </style:style>
    <style:style style:name="T18" style:family="text">
      <style:text-properties style:text-position="0% 100%" officeooo:rsid="0072d588"/>
    </style:style>
    <style:style style:name="T19" style:family="text">
      <style:text-properties style:text-position="0% 100%" officeooo:rsid="007702b2"/>
    </style:style>
    <style:style style:name="T20" style:family="text">
      <style:text-properties style:text-position="0% 100%" officeooo:rsid="00786c0d"/>
    </style:style>
    <style:style style:name="T21" style:family="text">
      <style:text-properties style:text-position="0% 100%" officeooo:rsid="0087c601"/>
    </style:style>
    <style:style style:name="T22" style:family="text">
      <style:text-properties style:text-position="0% 100%" officeooo:rsid="0074eba7"/>
    </style:style>
    <style:style style:name="T23" style:family="text">
      <style:text-properties style:text-position="0% 100%" officeooo:rsid="00fee181"/>
    </style:style>
    <style:style style:name="T24" style:family="text">
      <style:text-properties style:text-position="0% 100%" officeooo:rsid="00ff1e32"/>
    </style:style>
    <style:style style:name="T25" style:family="text">
      <style:text-properties style:text-position="0% 100%" officeooo:rsid="00ff4bad"/>
    </style:style>
    <style:style style:name="T26" style:family="text">
      <style:text-properties style:text-position="0% 100%" officeooo:rsid="0105cb20"/>
    </style:style>
    <style:style style:name="T27" style:family="text">
      <style:text-properties style:text-position="0% 100%" officeooo:rsid="01061536"/>
    </style:style>
    <style:style style:name="T28" style:family="text">
      <style:text-properties style:text-position="0% 100%" style:font-name="Liberation Serif1" fo:font-size="14pt" style:text-underline-style="none" fo:font-weight="normal" officeooo:rsid="0107caec" style:font-size-asian="14pt" style:font-weight-asian="normal" style:font-size-complex="14pt" style:font-weight-complex="normal"/>
    </style:style>
    <style:style style:name="T29" style:family="text">
      <style:text-properties style:text-position="0% 100%" fo:font-size="14pt" style:text-underline-style="none" fo:font-weight="normal" officeooo:rsid="0107caec" style:font-size-asian="14pt" style:font-weight-asian="normal" style:font-size-complex="14pt" style:font-weight-complex="normal"/>
    </style:style>
    <style:style style:name="T30" style:family="text">
      <style:text-properties style:text-position="0% 100%" fo:font-size="14pt" style:text-underline-style="none" fo:font-weight="normal" officeooo:rsid="01061536" style:font-size-asian="14pt" style:font-weight-asian="normal" style:font-size-complex="14pt" style:font-weight-complex="normal"/>
    </style:style>
    <style:style style:name="T31" style:family="text">
      <style:text-properties style:text-position="0% 100%" fo:font-size="14pt" style:text-underline-style="none" fo:font-weight="normal" officeooo:rsid="010935e8" style:font-size-asian="14pt" style:font-weight-asian="normal" style:font-size-complex="14pt" style:font-weight-complex="normal"/>
    </style:style>
    <style:style style:name="T32" style:family="text">
      <style:text-properties style:text-position="0% 100%" fo:font-size="14pt" style:text-underline-style="none" fo:font-weight="normal" officeooo:rsid="0109e712" style:font-size-asian="14pt" style:font-weight-asian="normal" style:font-size-complex="14pt" style:font-weight-complex="normal"/>
    </style:style>
    <style:style style:name="T33" style:family="text">
      <style:text-properties style:text-position="0% 100%" fo:font-size="14pt" style:text-underline-style="none" fo:font-weight="normal" officeooo:rsid="010b9452" style:font-size-asian="14pt" style:font-weight-asian="normal" style:font-size-complex="14pt" style:font-weight-complex="normal"/>
    </style:style>
    <style:style style:name="T34" style:family="text">
      <style:text-properties style:text-position="0% 100%" fo:font-size="14pt" style:text-underline-style="none" fo:font-weight="normal" officeooo:rsid="012d5355" style:font-size-asian="14pt" style:font-weight-asian="normal" style:font-size-complex="14pt" style:font-weight-complex="normal"/>
    </style:style>
    <style:style style:name="T35" style:family="text">
      <style:text-properties style:text-position="0% 100%" style:text-underline-style="none"/>
    </style:style>
    <style:style style:name="T36" style:family="text">
      <style:text-properties style:text-position="0% 100%" style:text-underline-style="none" officeooo:rsid="0111bb8b"/>
    </style:style>
    <style:style style:name="T37" style:family="text">
      <style:text-properties style:text-position="0% 100%" style:text-underline-style="none" fo:font-weight="bold" style:font-weight-asian="bold" style:font-weight-complex="bold"/>
    </style:style>
    <style:style style:name="T38" style:family="text">
      <style:text-properties style:text-position="0% 100%" style:text-underline-style="none" fo:font-weight="bold" officeooo:rsid="0111bb8b" style:font-weight-asian="bold" style:font-weight-complex="bold"/>
    </style:style>
    <style:style style:name="T39" style:family="text">
      <style:text-properties style:text-position="0% 100%" officeooo:rsid="011a50e5"/>
    </style:style>
    <style:style style:name="T40" style:family="text">
      <style:text-properties style:text-position="0% 100%" officeooo:rsid="011e9281"/>
    </style:style>
    <style:style style:name="T41" style:family="text">
      <style:text-properties officeooo:rsid="00577bcd"/>
    </style:style>
    <style:style style:name="T42" style:family="text">
      <style:text-properties officeooo:rsid="00587d6d"/>
    </style:style>
    <style:style style:name="T43" style:family="text">
      <style:text-properties fo:font-size="20pt" fo:font-weight="bold" style:font-size-asian="20pt" style:font-weight-asian="bold" style:font-size-complex="20pt" style:font-weight-complex="bold"/>
    </style:style>
    <style:style style:name="T44" style:family="text">
      <style:text-properties fo:font-size="20pt" fo:font-weight="bold" officeooo:rsid="00f229d3" style:font-size-asian="20pt" style:font-weight-asian="bold" style:font-size-complex="20pt" style:font-weight-complex="bold"/>
    </style:style>
    <style:style style:name="T45" style:family="text">
      <style:text-properties fo:font-size="20pt" fo:font-weight="bold" officeooo:rsid="00fe3b51" style:font-size-asian="20pt" style:font-weight-asian="bold" style:font-size-complex="20pt" style:font-weight-complex="bold"/>
    </style:style>
    <style:style style:name="T46" style:family="text">
      <style:text-properties fo:font-size="20pt" fo:font-weight="bold" officeooo:rsid="00fee181" style:font-size-asian="20pt" style:font-weight-asian="bold" style:font-size-complex="20pt" style:font-weight-complex="bold"/>
    </style:style>
    <style:style style:name="T47" style:family="text">
      <style:text-properties fo:font-size="20pt" fo:font-weight="bold" officeooo:rsid="01003314" style:font-size-asian="20pt" style:font-weight-asian="bold" style:font-size-complex="20pt" style:font-weight-complex="bold"/>
    </style:style>
    <style:style style:name="T48" style:family="text">
      <style:text-properties fo:font-size="20pt" fo:font-weight="bold" officeooo:rsid="0111bb8b" style:font-size-asian="20pt" style:font-weight-asian="bold" style:font-size-complex="20pt" style:font-weight-complex="bold"/>
    </style:style>
    <style:style style:name="T49" style:family="text">
      <style:text-properties fo:font-size="20pt" fo:font-weight="bold" officeooo:rsid="01170bf2" style:font-size-asian="20pt" style:font-weight-asian="bold" style:font-size-complex="20pt" style:font-weight-complex="bold"/>
    </style:style>
    <style:style style:name="T50" style:family="text">
      <style:text-properties fo:font-size="20pt" fo:font-weight="bold" officeooo:rsid="0118555b" style:font-size-asian="20pt" style:font-weight-asian="bold" style:font-size-complex="20pt" style:font-weight-complex="bold"/>
    </style:style>
    <style:style style:name="T51" style:family="text">
      <style:text-properties fo:font-size="20pt" fo:font-weight="bold" officeooo:rsid="011a50e5" style:font-size-asian="20pt" style:font-weight-asian="bold" style:font-size-complex="20pt" style:font-weight-complex="bold"/>
    </style:style>
    <style:style style:name="T52" style:family="text">
      <style:text-properties fo:font-size="20pt" fo:font-weight="bold" officeooo:rsid="0128949c" style:font-size-asian="20pt" style:font-weight-asian="bold" style:font-size-complex="20pt" style:font-weight-complex="bold"/>
    </style:style>
    <style:style style:name="T53" style:family="text">
      <style:text-properties officeooo:rsid="00e96625"/>
    </style:style>
    <style:style style:name="T54" style:family="text">
      <style:text-properties officeooo:rsid="00eafd41"/>
    </style:style>
    <style:style style:name="T55" style:family="text">
      <style:text-properties officeooo:rsid="00f07175"/>
    </style:style>
    <style:style style:name="T56" style:family="text">
      <style:text-properties officeooo:rsid="00f0e683"/>
    </style:style>
    <style:style style:name="T57" style:family="text">
      <style:text-properties officeooo:rsid="00f229d3"/>
    </style:style>
    <style:style style:name="T58" style:family="text">
      <style:text-properties officeooo:rsid="00f427e6"/>
    </style:style>
    <style:style style:name="T59" style:family="text">
      <style:text-properties officeooo:rsid="00fa877b"/>
    </style:style>
    <style:style style:name="T60" style:family="text">
      <style:text-properties officeooo:rsid="00fbbff2"/>
    </style:style>
    <style:style style:name="T61" style:family="text">
      <style:text-properties officeooo:rsid="00fbf059"/>
    </style:style>
    <style:style style:name="T62" style:family="text">
      <style:text-properties officeooo:rsid="00fd1445"/>
    </style:style>
    <style:style style:name="T63" style:family="text">
      <style:text-properties officeooo:rsid="00ff4bad"/>
    </style:style>
    <style:style style:name="T64" style:family="text">
      <style:text-properties officeooo:rsid="0102bf3c"/>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10b9452" style:font-weight-asian="normal" style:font-weight-complex="normal"/>
    </style:style>
    <style:style style:name="T68" style:family="text">
      <style:text-properties style:text-underline-style="none" fo:font-weight="normal" officeooo:rsid="0107caec" style:font-weight-asian="normal" style:font-weight-complex="normal"/>
    </style:style>
    <style:style style:name="T69" style:family="text">
      <style:text-properties style:text-underline-style="none" fo:font-weight="normal" officeooo:rsid="010c6135" style:font-weight-asian="normal" style:font-weight-complex="normal"/>
    </style:style>
    <style:style style:name="T70" style:family="text">
      <style:text-properties style:text-underline-style="none" fo:font-weight="normal" officeooo:rsid="010faa69" style:font-weight-asian="normal" style:font-weight-complex="normal"/>
    </style:style>
    <style:style style:name="T71" style:family="text">
      <style:text-properties style:text-underline-style="none" fo:font-weight="normal" officeooo:rsid="0118555b" style:font-weight-asian="normal" style:font-weight-complex="normal"/>
    </style:style>
    <style:style style:name="T72" style:family="text">
      <style:text-properties style:text-underline-style="none" fo:font-weight="normal" officeooo:rsid="01198c2e" style:font-weight-asian="normal" style:font-weight-complex="normal"/>
    </style:style>
    <style:style style:name="T73" style:family="text">
      <style:text-properties style:text-underline-style="none" fo:font-weight="normal" officeooo:rsid="011b8067" style:font-weight-asian="normal" style:font-weight-complex="normal"/>
    </style:style>
    <style:style style:name="T74" style:family="text">
      <style:text-properties style:text-underline-style="none" fo:font-weight="normal" officeooo:rsid="012d5355" style:font-weight-asian="normal" style:font-weight-complex="normal"/>
    </style:style>
    <style:style style:name="T75" style:family="text">
      <style:text-properties style:text-underline-style="none" officeooo:rsid="011b6395"/>
    </style:style>
    <style:style style:name="T76" style:family="text">
      <style:text-properties style:text-underline-style="none" officeooo:rsid="011b8067"/>
    </style:style>
    <style:style style:name="T77" style:family="text">
      <style:text-properties style:text-underline-style="none" officeooo:rsid="011d5318"/>
    </style:style>
    <style:style style:name="T78" style:family="text">
      <style:text-properties style:text-underline-style="none" officeooo:rsid="010455d9"/>
    </style:style>
    <style:style style:name="T79" style:family="text">
      <style:text-properties style:font-name="Liberation Serif1" style:text-underline-style="none" fo:font-weight="normal" officeooo:rsid="0107caec" style:font-weight-asian="normal" style:font-weight-complex="normal"/>
    </style:style>
    <style:style style:name="T80" style:family="text">
      <style:text-properties style:font-name="Liberation Serif1" style:text-underline-style="none" fo:font-weight="normal" officeooo:rsid="010c6135" style:font-weight-asian="normal" style:font-weight-complex="normal"/>
    </style:style>
    <style:style style:name="T81" style:family="text">
      <style:text-properties style:font-name="Liberation Serif1" style:text-underline-style="none" fo:font-weight="normal" officeooo:rsid="010faa69" style:font-weight-asian="normal" style:font-weight-complex="normal"/>
    </style:style>
    <style:style style:name="T82" style:family="text">
      <style:text-properties style:font-name="Liberation Serif1" style:text-underline-style="none" fo:font-weight="normal" officeooo:rsid="01101508" style:font-weight-asian="normal" style:font-weight-complex="normal"/>
    </style:style>
    <style:style style:name="T83" style:family="text">
      <style:text-properties officeooo:rsid="0114a533"/>
    </style:style>
    <style:style style:name="T84" style:family="text">
      <style:text-properties officeooo:rsid="01170bf2"/>
    </style:style>
    <style:style style:name="T85" style:family="text">
      <style:text-properties officeooo:rsid="01174a8b"/>
    </style:style>
    <style:style style:name="T86" style:family="text">
      <style:text-properties officeooo:rsid="0118555b"/>
    </style:style>
    <style:style style:name="T87" style:family="text">
      <style:text-properties officeooo:rsid="010935e8"/>
    </style:style>
    <style:style style:name="T88" style:family="text">
      <style:text-properties officeooo:rsid="01198c2e"/>
    </style:style>
    <style:style style:name="T89" style:family="text">
      <style:text-properties officeooo:rsid="011bbc9c"/>
    </style:style>
    <style:style style:name="T90" style:family="text">
      <style:text-properties officeooo:rsid="011b8067"/>
    </style:style>
    <style:style style:name="T91" style:family="text">
      <style:text-properties officeooo:rsid="011e9281"/>
    </style:style>
    <style:style style:name="T92" style:family="text">
      <style:text-properties officeooo:rsid="011f7330"/>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officeooo:rsid="01215b45"/>
    </style:style>
    <style:style style:name="T95" style:family="text">
      <style:text-properties officeooo:rsid="012220cc"/>
    </style:style>
    <style:style style:name="T96" style:family="text">
      <style:text-properties officeooo:rsid="012273c7"/>
    </style:style>
    <style:style style:name="T97" style:family="text">
      <style:text-properties officeooo:rsid="01253110"/>
    </style:style>
    <style:style style:name="T98" style:family="text">
      <style:text-properties officeooo:rsid="0128949c"/>
    </style:style>
    <style:style style:name="T99" style:family="text">
      <style:text-properties officeooo:rsid="0128e004"/>
    </style:style>
    <style:style style:name="T100" style:family="text">
      <style:text-properties officeooo:rsid="012c59ed"/>
    </style:style>
    <style:style style:name="T101" style:family="text">
      <style:text-properties officeooo:rsid="012d5355"/>
    </style:style>
    <style:style style:name="T102" style:family="text">
      <style:text-properties officeooo:rsid="012e2d0b"/>
    </style:style>
    <style:style style:name="T103" style:family="text">
      <style:text-properties officeooo:rsid="01302461"/>
    </style:style>
    <style:style style:name="T104" style:family="text">
      <style:text-properties officeooo:rsid="0133d3df"/>
    </style:style>
    <style:style style:name="T105" style:family="text">
      <style:text-properties officeooo:rsid="01346c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Meataxe64 V<text:span text:style-name="T41">2c.</text:span> <text:span text:style-name="T54">User M</text:span>anual</text:p>
      <text:p text:style-name="P1">R. A. Parker. <text:s/><text:span text:style-name="T53">2.7.2017</text:span>.</text:p>
      <text:p text:style-name="P149"/>
      <text:p text:style-name="P150">Table of contents</text:p>
      <text:p text:style-name="P143"><text:span text:style-name="T57">1. </text:span>Introduction</text:p>
      <text:p text:style-name="P123"><text:s text:c="4"/><text:span text:style-name="T84">W</text:span>ays of using meataxe64, target machines, OS<text:span text:style-name="T84">, up to 2</text:span><text:span text:style-name="T6">64</text:span><text:span text:style-name="T14">,</text:span><text:span text:style-name="T55"> </text:span>summary of</text:p>
      <text:p text:style-name="P123"><text:span text:style-name="T84"><text:s text:c="4"/></text:span>installation, obtaining the latest software, <text:span text:style-name="T55">bash scripts. <text:s/>Fast fields</text:span></text:p>
      <text:p text:style-name="P120"><text:s text:c="4"/>Things that are missing from the system. <text:s/>Acknowledgements</text:p>
      <text:p text:style-name="P143"><text:span text:style-name="T57">2. Installation and t</text:span>uning<text:span text:style-name="T86">.</text:span></text:p>
      <text:p text:style-name="P122"><text:s text:c="4"/>Editing the tuning.h file, compiling the system, running regression.</text:p>
      <text:p text:style-name="P143"><text:span text:style-name="T57">3. </text:span>Getting data in and out</text:p>
      <text:p text:style-name="P122"><text:s text:c="4"/>Compatibility with v1e, GAP, other meataxes, atlas web-site, library</text:p>
      <text:p text:style-name="P122"><text:s text:c="4"/><text:span text:style-name="T55">File format, internal format, io.c </text:span>How big is the data?</text:p>
      <text:p text:style-name="P144"><text:span text:style-name="T57">4. </text:span>Overall summary of what it does.</text:p>
      <text:p text:style-name="P120"><text:s text:c="4"/>Shell-script, program, function, mezzanine, slab, HPMI, field.</text:p>
      <text:p text:style-name="P145">5. Performance and sizes.</text:p>
      <text:p text:style-name="P144"><text:span text:style-name="T4"><text:s text:c="4"/></text:span><text:span text:style-name="T5">Small and medium-sized matrices.</text:span></text:p>
      <text:p text:style-name="P122"><text:span text:style-name="T2">6. </text:span><text:span text:style-name="T1">Matrix multiplication.</text:span> </text:p>
      <text:p text:style-name="P122"><text:s text:c="4"/>Shell-script, program, function, mezzanine, lower-levels a bit.</text:p>
      <text:p text:style-name="P143"><text:span text:style-name="T57">7. </text:span>Gaussian methods.</text:p>
      <text:p text:style-name="P122"><text:s text:c="4"/>Need to implement this as well as describe it!</text:p>
      <text:p text:style-name="P144"><text:span text:style-name="T57">8. </text:span>Transpose</text:p>
      <text:p text:style-name="P122"><text:s text:c="4"/>Shell-script, progra<text:span text:style-name="T55">m, function, lower-levels a bit</text:span></text:p>
      <text:p text:style-name="P143"><text:span text:style-name="T57">9. </text:span>Changing the field</text:p>
      <text:p text:style-name="P122"><text:s text:c="4"/>Shell-script, program, function, lower-levels a bit.</text:p>
      <text:p text:style-name="P143"><text:span text:style-name="T57">10. </text:span>Other programs</text:p>
      <text:p text:style-name="P122"><text:s text:c="4"/>Add, tensor, symmetrized<text:span text:style-name="T63">, Frobenius.</text:span></text:p>
      <text:p text:style-name="P144"><text:span text:style-name="T57">11. </text:span>SLAB <text:span text:style-name="T62">and field </text:span>interface</text:p>
      <text:p text:style-name="P120"><text:s text:c="4"/><text:span text:style-name="T62">Elements, vectors, matrices. <text:s/></text:span>Multiplication, Gaussian, Transpose.<text:span text:style-name="T62"> <text:s/></text:span></text:p>
      <text:p text:style-name="P144"><text:span text:style-name="T57">12. </text:span>Big Job considerations</text:p>
      <text:p text:style-name="P120"><text:s text:c="4"/>Log file, chopping for distributed and reassembly</text:p>
      <text:p text:style-name="P144"><text:span text:style-name="T57">13. </text:span>Some internal documentation</text:p>
      <text:p text:style-name="P120"><text:s text:c="4"/>Thread Farm, Field, HPMI, linf</text:p>
      <text:p text:style-name="P144"><text:span text:style-name="T57">14. </text:span>Troubleshooting</text:p>
      <text:p text:style-name="P120"><text:s text:c="4"/>Thread farm limits, backup versions, error messages.<text:span text:style-name="T56"> <text:s/>Backup versions zmu1.</text:span></text:p>
      <text:p text:style-name="P144"><text:span text:style-name="T57">15. </text:span>The Future</text:p>
      <text:p text:style-name="P120"><text:s text:c="4"/>Things that could be improved. <text:s/>Further functionality. <text:s/>Slab echelize.</text:p>
      <text:p text:style-name="P121"><text:s text:c="4"/>Thread farm list growing. <text:s/>Further characteristics in HPMI.</text:p>
      <text:p text:style-name="P146">Appendix 1. <text:s/>Detailed program descriptions.</text:p>
      <text:p text:style-name="P156">Section <text:span text:style-name="T42">1</text:span> – <text:span text:style-name="T42">Introduction</text:span></text:p>
      <text:p text:style-name="P2"/>
      <text:p text:style-name="P136">This is the documentation of the meataxe64 version 2<text:span text:style-name="T64">c system, which it is hoped will form a solid basis for further development. <text:s/>Its primary aim is the computation of modular decomposition numbers for the large, usually sporadic, groups, and in particular to do matrix multiplication and Gaussian elimination of relatively huge matrices over small finite fields.</text:span></text:p>
      <text:p text:style-name="P136"/>
      <text:p text:style-name="P141">The fields of order {2,3,4,8,9,16} work at the maximum speed I can manage, using pretty-much all the tricks I know. <text:s/>Hopefully this list will grow with future versions. </text:p>
      <text:p text:style-name="P141"/>
      <text:p text:style-name="P141">Fields of other orders <text:span text:style-name="T102">up to 256 </text:span>use relatively ancient technology, using look-up tables without grease<text:span text:style-name="T102">, and for these fields the system is still using multiple cores to advantage, and probably faster than others.</text:span></text:p>
      <text:p text:style-name="P141"/>
      <text:p text:style-name="P142">From 257-65536, logarithms are extensively used, and again the system should work well.</text:p>
      <text:p text:style-name="P141"/>
      <text:p text:style-name="P141"><text:span text:style-name="T102">Above 65536 there are some issues. <text:s/>The lack of "characteristic polynomial" means that the Holt-Rees trick is not available, so that the finding of singular algebra elements may be hopelessly difficult, and there are some other places where difficulties may arise. <text:s/></text:span><text:span text:style-name="T26">Section 15.</text:span><text:span text:style-name="T40">8</text:span><text:span text:style-name="T26"> suggests some possible future ways of improving this.</text:span></text:p>
      <text:p text:style-name="P23"/>
      <text:p text:style-name="P142"><text:span text:style-name="T26">F</text:span><text:span text:style-name="T13">or all fields, the Conway polynomial is used uniformly.</text:span></text:p>
      <text:p text:style-name="P24"/>
      <text:p text:style-name="P137"><text:span text:style-name="T13">This version works by reading matrices into memory, working on them (often multi-core) and then writing out the answer. <text:s/>It is therefore limited in the sizes of matrix in can handle by the available memory.</text:span><text:span text:style-name="T27"> <text:s/>See sections 15.4, 15.6 for proposals to fix this problem.</text:span></text:p>
      <text:p text:style-name="P17"/>
      <text:p text:style-name="P18">All the functions of the basic old meataxe - convert, print, add, multiply, null-space, split, standard-base, tensor, invert - are provided, along with a few for small symmetrized tensors, handling extension fields, chopping matrices up and reassembling them. <text:s/>That's it! <text:s/>There are no condensation programs at all - neither permutation nor tensor, no induce, no vector permute . . . meataxe64 V2c just does the basics, and hopefully does them well.</text:p>
      <text:p text:style-name="P18"/>
      <text:p text:style-name="P20">The system runs only on x86 computers in 64-bit mode. <text:s/>The "performance critical routines<text:span text:style-name="T102">"</text:span> are implemented four times, and one of them must be selected at compile time - <text:span text:style-name="T1">GEN</text:span> is written entirely in "c", <text:span text:style-name="T1">NEH</text:span> (Nehalem) uses x86 assembler, including only SSE, and should run on all <text:span text:style-name="T102">64-bit x86 </text:span>machines, <text:span text:style-name="T1">PIL</text:span> has been optimized for the AMD Piledriver machine, and <text:span text:style-name="T1">HAS</text:span> works using AVX-2, as avalable from Haswell onwards.<text:span text:style-name="T102"> <text:s/>Versions for AMD ZEN and AVX-512 are anticipated when appropriate.</text:span></text:p>
      <text:p text:style-name="P20"/>
      <text:p text:style-name="P20">The system is compiled with the gcc toolchain, and has only been tested on linux. <text:s/>The shell-scripts use the <text:span text:style-name="T1">bash</text:span> shell. <text:s/>It is possible that some of these restrictions <text:soft-page-break/>could be easily lifted, but I have no real idea. <text:s/>This is its intended target, and it has been tested on nothing else.<text:span text:style-name="T102"> <text:s/>(Klaus Lux informs me that he got a HAS version working on a mac, with some small porting).</text:span></text:p>
      <text:p text:style-name="P18"/>
      <text:p text:style-name="P31">History.</text:p>
      <text:p text:style-name="P31"><text:span text:style-name="T66">Many of the ideas go back to the ancient workers on the meataxe, but he oldest actual code that is still </text:span><text:span text:style-name="T74">in meataxe64</text:span><text:span text:style-name="T66"> goes back to about 1993, when I tried to implement the meataxe on a 32-transputer system under Helios. <text:s/>I made a lot of stupid design errors, and the project only succeeded in teaching me a bit about parallel programming, and how </text:span><text:span text:style-name="T65">not</text:span><text:span text:style-name="T66"> to do things! <text:s/>Load balancing and attention as to where the data is stored were lessons I learned the hard way!</text:span></text:p>
      <text:p text:style-name="P31"><text:span text:style-name="T66">In 1998, I converted th</text:span><text:span text:style-name="T67">at</text:span><text:span text:style-name="T66"> system to "meataxe 6", which worked in "c" for fields up to 2</text:span><text:span text:style-name="T8">32</text:span><text:span text:style-name="T66">. <text:s/>In some sense this was meataxe32, but it paid scant attention to multiple-cores, memory bandwidth and cache memory, and was no real improvement on the ancient systems.</text:span></text:p>
      <text:p text:style-name="P68">In about 2004, Beth Holmes and I started a design of the "HPMI" laying the foundations of the idea that format conversions of quadratic complexity can speed up the cubic parts considerably, <text:span text:style-name="T101">though we found </text:span>the results disappointing as they did not take account of local sparsity.</text:p>
      <text:p text:style-name="P32"><text:span text:style-name="T66">The real meataxe64 system started in 2011 with a discussion with</text:span><text:span text:style-name="T68"> J</text:span><text:span text:style-name="T79">ü</text:span><text:span text:style-name="T68">rgen M</text:span><text:span text:style-name="T79">ü</text:span><text:span text:style-name="T68">ller </text:span><text:span text:style-name="T66">at the Nikolaus "block seminar", and he invited me to Essen in Feb 2012 to work for two weeks with Reiner Staszewski, who was working at that time on a multi-core meataxe system. <text:s/>I learned programming in pthread then.</text:span></text:p>
      <text:p text:style-name="P69">After that, the system gradually developed, with many false starts and wrong turnings.</text:p>
      <text:p text:style-name="P70">A couple of visits from Martin Albrecht taught be the sensible way to handle extension fields, though this was not incorporated <text:span text:style-name="T101">until version 2.</text:span></text:p>
      <text:p text:style-name="P34"><text:span text:style-name="T66">The need for a good system for cut and paste was developed with Jon Thackray in </text:span><text:span text:style-name="T69">the summer of, I think, </text:span><text:span text:style-name="T66">201</text:span><text:span text:style-name="T70">3</text:span><text:span text:style-name="T69">, </text:span></text:p>
      <text:p text:style-name="P71">In early 2014, I tried to get some good timings for matrix multiplication mod 2 on the St. Andrews 64-core, but found there was no memory-footprint control and I crashed the system a couple of times. <text:s/>Back to the drawing board!</text:p>
      <text:p text:style-name="P35"><text:span text:style-name="T66">In June 2014, at the suggestion of Klaus Lux, I started the "meataxe64" blog on wordpress.</text:span><text:span text:style-name="T70"> <text:s/>The first decent matrix multiplication times mod 2 at 1,000,000 dimensions were obtained, taking 8 hours using 64 Piledrive cores. <text:s/>This record was pushed to 3,200,000 in August 2014 using an experimental chop-on-disk approach. <text:s/>It took nearly 13 days.</text:span></text:p>
      <text:p text:style-name="P72">September 2014, Jon and I finally managed a chopped-up rank - a development that took a further three years before it became a full chopped-up Gaussian!</text:p>
      <text:p text:style-name="P36"><text:span text:style-name="T66">In July 2015 the logic-13 scheme for addin mod 5 was found. <text:s/>It has </text:span><text:span text:style-name="T65">still</text:span><text:span text:style-name="T66"> not been implemented!</text:span></text:p>
      <text:p text:style-name="P72">The mod 3 HPMI<text:span text:style-name="T101"> implementation</text:span>, using logic 6, was completed in August 2015.</text:p>
      <text:p text:style-name="P71">Chopped up echelon form<text:span text:style-name="T101"> was then completed (without transformation matrix) in the winter 2015-2016.</text:span></text:p>
      <text:p text:style-name="P33"><text:span text:style-name="T69">A suggestion by Frank L</text:span><text:span text:style-name="T79">ü</text:span><text:span text:style-name="T80">beck </text:span><text:span text:style-name="T82">(April 2016) </text:span><text:span text:style-name="T80">that null-space could be done using this and transpose made it clear that the system I already had would be sufficient to do useful work (if perhaps rather unwieldy) </text:span><text:span text:style-name="T82">and </text:span><text:span text:style-name="T80">led to the "release" of V1e around </text:span><text:soft-page-break/><text:span text:style-name="T80">summer 2016. <text:s/>It worked at top speed mod 2 and mod 3. <text:s/>Several hard lessons were learned from this, and in particular that one must concentrate a bit on the bits of quadratic complexity - notably reading and writing to disk</text:span><text:span text:style-name="T81">.</text:span></text:p>
      <text:p text:style-name="P19">The development of version 2 started straight away</text:p>
      <text:p text:style-name="P19"/>
      <text:p text:style-name="P30">Acknowledgements.</text:p>
      <text:p text:style-name="P154"><text:span text:style-name="T29">Perhaps most critically I must thank Jon Thackray for many fruitful discussions</text:span><text:span text:style-name="T34">, and considerable assistance with the code. <text:s/>His "just do it" approach contrasts and complements my "just think about it" approach, getting things done when I am stuck. <text:s/>Also I must thank Steve Linton for many disucssions</text:span><text:span text:style-name="T29">, and those two along with Gabriele Nebe and Alice Neimeyer for immense help with the "Chopped up Gaussian elimination" procedure, which in some ways forms the heart of the meataxe64 system.</text:span><text:span text:style-name="T32"> <text:s/>Jon also contributed some of the code and design including the field regression system.</text:span><text:span text:style-name="T29"> <text:s/></text:span><text:span text:style-name="T30">I am grateful to John Bray for completing the list of Conway polynomials all the way up to 2</text:span><text:span text:style-name="T11">64</text:span><text:span text:style-name="T30">, and to Frank L</text:span><text:span text:style-name="T28">ü</text:span><text:span text:style-name="T30">beck</text:span><text:span text:style-name="T29"> for providing them to me, and to Frank also for pointing out that I have been doing null-space stupidly these last 35 years. <text:s/>I must thank J</text:span><text:span text:style-name="T28">ü</text:span><text:span text:style-name="T29">rgen M</text:span><text:span text:style-name="T28">ü</text:span><text:span text:style-name="T29">ller for intially encouraging this project back in 2011, and inviting me to Essen to work with </text:span><text:span text:style-name="T33">Reiner Staszewski</text:span><text:span text:style-name="T29"> when learning to program using multiple threads. <text:s/>In published form, the tables of Agner Fog were critical to this project. <text:s/>I am thankful to St. Andrews university for allowing me to use their two 64-core machines, and - more recently - to Queens' (New York) for the use of a more modern machine for testing. <text:s/>Some funding, under EPSRC grants G055181/1 and M02264/1</text:span><text:span text:style-name="T31">, was provided.</text:span></text:p>
      <text:p text:style-name="P73"/>
      <text:p text:style-name="P153"><text:span text:style-name="T43">Section </text:span><text:span text:style-name="T50">2</text:span><text:span text:style-name="T43"> – </text:span><text:span text:style-name="T50">Installation and tuning.</text:span></text:p>
      <text:p text:style-name="P75"/>
      <text:p text:style-name="P81"><text:span text:style-name="T87">T</text:span>he <text:span text:style-name="T1">tuning.h</text:span> file should be edited as part of the procedure for installing the meataxe64 on a computer. <text:s/>This tiny file consists of just three #define statements used throughout the system.</text:p>
      <text:p text:style-name="P81"/>
      <text:p text:style-name="P81">#define <text:span text:style-name="T1">THREADS</text:span> 3</text:p>
      <text:p text:style-name="P81"/>
      <text:p text:style-name="P81">The "3" in this statement should be changed to give the number of worker threads that you want the multicore routines (fmul, fech etc.) to use. <text:s/>To use the full power of a computer on a single task, this should be set to roughly the number of <text:span text:style-name="T1">cores</text:span>. <text:s/>It can be set higher, in which case each core will time-share between various jobs, which causes few problems and may be an advantage if hyperthreading is enabled.</text:p>
      <text:p text:style-name="P81"/>
      <text:p text:style-name="P83">#define <text:span text:style-name="T1">MEGABYTES</text:span> 2800</text:p>
      <text:p text:style-name="P83"/>
      <text:p text:style-name="P83">The "2800" should be changed to the number of megabytes of memory that you want the programs to use as a maximum. <text:s/>This is used as a guide (it is not rigidly enforced) and I find it best to set this to most, but not all of the available memory. <text:s/>That way the computer can be running a big job, and smaller jobs can be done at the same time.</text:p>
      <text:p text:style-name="P83"/>
      <text:p text:style-name="P83">#define <text:span text:style-name="T1">MAXCHOP</text:span> 20</text:p>
      <text:p text:style-name="P83"/>
      <text:p text:style-name="P83"><text:soft-page-break/>The "20" in this should be changed to be the maximum number of pieces in any one dimension that you want mmul, mech etc. to use. <text:s/>It is my intention, in the end, to delete the requirement to specify this, but at present it is needed as the thread farm makes its data lists at the start (which takes time and memory) and I am scared to try to do a realloc in the guts of data used in a multi-threading environment. <text:s/>20 should be suitable for most purposes, but for huge work, it may be faster to increase this to (say) 170 or even 200, especially for Gaussian work, to minimize the (slow) slab echelize. <text:s/>Once 15.10 is done, this will be less important<text:span text:style-name="T88"> and the only effect of this parameter will be on concurrency, and it can probably be just left at 20, at least until we get machines with hundreds of cores</text:span>.</text:p>
      <text:p text:style-name="P73"/>
      <text:p text:style-name="P152"><text:span text:style-name="T43">Section </text:span><text:span text:style-name="T48">3</text:span><text:span text:style-name="T43"> – </text:span><text:span text:style-name="T48">Getting data in and out.</text:span></text:p>
      <text:p text:style-name="P74"/>
      <text:p text:style-name="P76">Meataxe V2c is data-compatible with V1e, so programs and data from the two systems may be mixed without restriction.</text:p>
      <text:p text:style-name="P76"/>
      <text:p text:style-name="P138"><text:span text:style-name="T36">The </text:span><text:span text:style-name="T38">zcv</text:span><text:span text:style-name="T36"> program reads in matrices in the same format as has been used since the early days, though it has been extended a little to cope with larger fields. <text:s/>The "Atlas" web-site "meataxe" (but </text:span><text:span text:style-name="T38">not</text:span><text:span text:style-name="T36"> meataxe binary) is suitable input to this program.</text:span></text:p>
      <text:p text:style-name="P76"/>
      <text:p text:style-name="P139"><text:span text:style-name="T35">Similarly the </text:span><text:span text:style-name="T37">zpr</text:span><text:span text:style-name="T35"> program outputs data in this format, and can be used to move data to other systems.</text:span></text:p>
      <text:p text:style-name="P76"/>
      <text:p text:style-name="P77">If at all possible, it is recommended that these methods be used. <text:s/>The representation of field elements uses the Conway polynomial throughout.</text:p>
      <text:p text:style-name="P77"/>
      <text:p text:style-name="P140"><text:span text:style-name="T35">If, however, the matrices are too large for such a bulky representation, it is also possible to generate the data in a program and output the results using the </text:span><text:span text:style-name="T37">io</text:span><text:span text:style-name="T35"> module of meataxe64. <text:s/>Internally the system may be more strictly little-endian that others.</text:span></text:p>
      <text:p text:style-name="P76"/>
      <text:p text:style-name="P113"><text:span text:style-name="T43">Section </text:span><text:span text:style-name="T44">5</text:span><text:span text:style-name="T43"> – </text:span><text:span text:style-name="T44">Performance and sizes.</text:span></text:p>
      <text:p text:style-name="P3"/>
      <text:p text:style-name="P145">5.1 <text:span text:style-name="T60">S</text:span>mall matrices<text:span text:style-name="T58">.</text:span></text:p>
      <text:p text:style-name="P124"/>
      <text:p text:style-name="P126">Meataxe64 is perhaps primarily aimed at working with large matrices, but the user wishing to do millions of operations on small ones <text:span text:style-name="T59">is considered here</text:span>. <text:s/><text:span text:style-name="T59">As an example, a matrix multiplication using zmu of a 1x1 matrix takes between 10 and 40 milliseconds, mainly doing things that would save time at the 100,000 dimensional scale.</text:span></text:p>
      <text:p text:style-name="P126"/>
      <text:p text:style-name="P129">There is the option of writing your own programs, perhaps using the "field" and/or "slab" routines, so as to avoid much of the inefficiency. <text:s/>See section 11 for details of how to do this.</text:p>
      <text:p text:style-name="P125"/>
      <text:p text:style-name="P127">At moderate sizes, it can be that the disk I/O is a bottleneck. <text:s/>Although linux will cache a file in spare memory to avoid the need to read it, all data <text:span text:style-name="T1">written</text:span> goes <text:soft-page-break/>physically to disk under normal circumstances. <text:s/>This can be avoided by creating a <text:span text:style-name="T1">ramdisk</text:span>. <text:s/>Of course the data "files" are lost on power-down, but this is often acceptable.<text:span text:style-name="T61"> <text:s/>Setting this up is easy if you have "root" privelige. <text:s/>I have a little shell-script called "mkram" on my laptop . . .</text:span></text:p>
      <text:p text:style-name="P127"/>
      <text:p text:style-name="P151">sudo mkdir -p /media/ramdisk</text:p>
      <text:p text:style-name="P151">sudo mount -t tmpfs -o size=1024M tmpfs /media/ramdisk</text:p>
      <text:p text:style-name="P127"/>
      <text:p text:style-name="P128">and then by working in /media/ramdisk entirely (sources, binaries, the lot<text:span text:style-name="T62"> - should be less than 25 MB</text:span>) things tend to work rather faster.<text:span text:style-name="T62"> <text:s/></text:span><text:s text:c="2"/>If you don't have root privelige, you will have to ask your administrator to set it up for you so that you can use it when you want.</text:p>
      <text:p text:style-name="P128"/>
      <text:p text:style-name="P129">At large sizes, this will help less, partly because you can't spare the memory and partly because the cubic work grows faster than the quadratic disk I/O, at least until chopping-on-disk kicks in.</text:p>
      <text:p text:style-name="P129"/>
      <text:p text:style-name="P117"><text:span text:style-name="T43">Section </text:span><text:span text:style-name="T49">6</text:span><text:span text:style-name="T43"> – </text:span><text:span text:style-name="T49">Matrix Multiplication</text:span><text:span text:style-name="T44">.</text:span></text:p>
      <text:p text:style-name="P11"/>
      <text:p text:style-name="P21">From a performance point of view, matrix multiplication is <text:span text:style-name="T1">the</text:span> function of meataxe64, and it is done through several software layers. <text:s/>At the top is the shell-script <text:span text:style-name="T1">mu</text:span> , which simply calls the <text:span text:style-name="T1">zmu</text:span> program, which in turn calls the <text:span text:style-name="T1">fmul</text:span> function to do all the work. <text:s/>Hence the top-level description (of fmul) applies to all of these. <text:s/>For work of any size, fmul calls the <text:span text:style-name="T1">mmul</text:span> routine, which takes its inputs from files, chops the matrices up and works, multi-core, in memory. <text:s/>Each individual JOB of multiplying single pieces is done by calling the <text:span text:style-name="T1">slab</text:span> routine, responsible for handling extension fields, and either handing the work to the <text:span text:style-name="T1">HPMI</text:span> (for the fast fields {2,3,4,8,9,16}) or by calling the <text:span text:style-name="T1">field</text:span> routines directly to work with vectors.<text:span text:style-name="T85"> <text:s/>Underlying both HPMI and field operations are the </text:span><text:span text:style-name="T3">pcrit</text:span><text:span text:style-name="T85"> routines, of which there are four versions (GEN, NEH, PIL, HAS), the latter three written in x86 assembler, to perform the various performance-critical tasks.</text:span></text:p>
      <text:p text:style-name="P129"/>
      <text:p text:style-name="P116"><text:span text:style-name="T43">Section </text:span><text:span text:style-name="T47">8</text:span><text:span text:style-name="T43"> – </text:span><text:span text:style-name="T47">Transpose</text:span><text:span text:style-name="T44">.</text:span></text:p>
      <text:p text:style-name="P9"/>
      <text:p text:style-name="P12">The transpose functionality is available at several levels - shell-script, program, function, slab - but ultimately they all link to the same procedure, so it seems best to describe them all together.</text:p>
      <text:p text:style-name="P12"/>
      <text:p text:style-name="P12">In general terms, meataxe64 works much better with rows than with columns, so that, for example, the fastest way to do null-space is to transpose the matrix first. <text:s/>Hence this functionality is of greater importance than might be naively expected.</text:p>
      <text:p text:style-name="P12"/>
      <text:p text:style-name="P12">The program is called ztr, and (as usual) there is also a shell-script is called tr that simply calls it, so to transpose a1 into b1, either of the following will do the job</text:p>
      <text:p text:style-name="P12"/>
      <text:p text:style-name="P110">tr a1 b1</text:p>
      <text:p text:style-name="P110"><text:soft-page-break/>ztr a1 b1</text:p>
      <text:p text:style-name="P12"/>
      <text:p text:style-name="P13">At present ztr simply calls ftra, which reads the matrix into memory and calls the "slab" functon SLTra to actually transpose the matrix. <text:s/>Hence they are all limited to transposing matrices that fit in memory. <text:s/>Section 15.4 suggests a fix for this problem.</text:p>
      <text:p text:style-name="P13"/>
      <text:p text:style-name="P13">The SLTra function itself is, however, written to use look-up tables in a cache-friendly way and (provided the matrix fits in memory) all these functions operate in a single core at I/O speed.</text:p>
      <text:p text:style-name="P130"/>
      <text:p text:style-name="P114"><text:span text:style-name="T43">Section </text:span><text:span text:style-name="T45">9</text:span><text:span text:style-name="T43"> – </text:span><text:span text:style-name="T45">Changing the field</text:span><text:span text:style-name="T44">.</text:span></text:p>
      <text:p text:style-name="P4"/>
      <text:p text:style-name="P25">9.1 Extending the field.</text:p>
      <text:p text:style-name="P8"/>
      <text:p text:style-name="P131"><text:span text:style-name="T13">In meataxe64, every matrix is over a specific field, and the operations require that the matrices be over the </text:span><text:span text:style-name="T15">same</text:span><text:span text:style-name="T13"> field. <text:s/>Hence it is not possible, for example, to multiply a matrix over GF2 by one over GF4. <text:s/>Instead </text:span><text:span text:style-name="T17">it is necessary to first convert the matrix over GF2 into the same one over GF4 - it is necessary to extend the field of the GF2 matrix first.</text:span></text:p>
      <text:p text:style-name="P14"/>
      <text:p text:style-name="P14">At the level of shell-script, the "kx" script is used, which simply calls the zkx program. <text:s/>Hence to convert a1 (over GF2) into b1 (over GF4) one could use either of</text:p>
      <text:p text:style-name="P14"/>
      <text:p text:style-name="P111">kx a1 4 b1</text:p>
      <text:p text:style-name="P111">zkx a1 4 b1</text:p>
      <text:p text:style-name="P14"/>
      <text:p text:style-name="P132"><text:span text:style-name="T13">Usually this program will work very well</text:span><text:span text:style-name="T23">, usually operating fairly close to I/O speed</text:span><text:span text:style-name="T13">. <text:s/>If the input matrix is over the ground field it is always fine, and otherwise a look-up table is built at the start, giving all the elements of the input-field in their output-field form. <text:s/></text:span><text:span text:style-name="T19">F</text:span><text:span text:style-name="T18">or “massive” &lt;input&gt; </text:span><text:span text:style-name="T16">extension</text:span><text:span text:style-name="T18"> field</text:span><text:span text:style-name="T20">s, however</text:span><text:span text:style-name="T18">, this program is slow and may even fail entirely </text:span><text:span text:style-name="T21">due to the excessive size of the look-up table</text:span><text:span text:style-name="T18">. <text:s/></text:span><text:span text:style-name="T22">For example, extending 3</text:span><text:span text:style-name="T7">12</text:span><text:span text:style-name="T22"> (531,441) to 3</text:span><text:span text:style-name="T7">24</text:span><text:span text:style-name="T22"> , it takes nearly a minute to build the look-up table, though the conversion of a 10,000 x 10,000 matrix then only takes another ten seconds.</text:span><text:span text:style-name="T23"> <text:s/>Section 15.1 suggests a fix for this problem.</text:span></text:p>
      <text:p text:style-name="P10"/>
      <text:p text:style-name="P25">9.2 Reducing the field.</text:p>
      <text:p text:style-name="P8"/>
      <text:p text:style-name="P133"><text:span text:style-name="T13">Another issue that arises is where a matrix is over some field, but in fact the entries are all in a smaller field. <text:s/></text:span><text:span text:style-name="T24">The shell-script "kc" or the program zkc does this. <text:s/>For example if a1 is over GF16 but the entries are all over GF4, either of the following will result in a matrix defined over GF4</text:span></text:p>
      <text:p text:style-name="P15"/>
      <text:p text:style-name="P112">kc a1 4 a2</text:p>
      <text:p text:style-name="P112">zkc a1 4 a2</text:p>
      <text:p text:style-name="P15"/>
      <text:p text:style-name="P15">This program works well if the input field is 65536 or less, or if the target field <text:soft-page-break/>specified is the ground field, but currently the program will otherwise fail (i.e. if the input field is greater than 65536 and the output field is also an extension field) with the error message</text:p>
      <text:p text:style-name="P15"/>
      <text:p text:style-name="P112">This program version cannot handle this case</text:p>
      <text:p text:style-name="P15"/>
      <text:p text:style-name="P15">Section 15.2 suggests a fix for this problem.</text:p>
      <text:p text:style-name="P15"/>
      <text:p text:style-name="P15">If the field contraction is logically impossible because the output field is not a subfield of the input one, the program fails with the error message</text:p>
      <text:p text:style-name="P15"/>
      <text:p text:style-name="P112">Field contraction not possible</text:p>
      <text:p text:style-name="P15"/>
      <text:p text:style-name="P15">Finally if the entries are not all writeable in the smaller field, the program fails with the message </text:p>
      <text:p text:style-name="P15"/>
      <text:p text:style-name="P112">Matrix not writeable in this field</text:p>
      <text:p text:style-name="P14"/>
      <text:p text:style-name="P135"><text:span text:style-name="T13">In the case of a </text:span><text:span text:style-name="T15">representation</text:span><text:span text:style-name="T13"> over a larger field, the "standard basis" procedure (using any non-zero input vector at all!) will produce matrices suitable for this program.</text:span></text:p>
      <text:p text:style-name="P115"><text:span text:style-name="T43">Section </text:span><text:span text:style-name="T46">15</text:span><text:span text:style-name="T43"> – </text:span><text:span text:style-name="T46">Ideas for further work</text:span><text:span text:style-name="T44">.</text:span></text:p>
      <text:p text:style-name="P5"/>
      <text:p text:style-name="P147"><text:span text:style-name="T24">15.</text:span><text:span text:style-name="T13">1 <text:s/>Include a "linear forms" strategy in zkx - field extend.</text:span></text:p>
      <text:p text:style-name="P8">At present, the zkx program always uses a look-up table, for which the memory allocation may fail if the input field is already a very large extension field, and may anyway be inappropriately slow if the input matrix has significantly fewer entries than the order of the input field. <text:s text:c="2"/>An alternative method is to use the PExtract function to get (some of) the matrix expressed over the ground field, to do linear forms on these matrices to get the input to PAssemble, which is then called.</text:p>
      <text:p text:style-name="P8"/>
      <text:p text:style-name="P26">15.2 Include a "linear forms" strategy in zkc - field contract.</text:p>
      <text:p text:style-name="P134"><text:span text:style-name="T13">The zkc program, when moving between fields neither of which is the ground field, uses logarithms, and the logarithm tables are only computed for fields up to 65536. <text:s/>For larger input fields, an alternative strategy could be included to use PExtract and PAssemble</text:span><text:span text:style-name="T25"> to avoid this restriction. <text:s/>I would guess that logarithms are always faster when they are available.</text:span></text:p>
      <text:p text:style-name="P16"/>
      <text:p text:style-name="P27">15.3 Write a "bloat" program zkb to write bigger matrix over smaller field.</text:p>
      <text:p text:style-name="P65">There should be a program to take a matrix over a larger field and write each entry as a little matrix over a smaller field. <text:s/>Perhaps the first case to deal with is where the target is the ground field, so that the Conway polynomial gives the transformation fairly explicitly. <text:s/>The general case may require a bit more thought to work out the linear forms needed. <text:s/>In any case, the use of PExtract (and PAssemble if the target is also an extension field) will be convenient and fast.</text:p>
      <text:p text:style-name="P65"/>
      <text:p text:style-name="P28"><text:soft-page-break/>15.4 Upgrade ftra to chop in disk<text:span text:style-name="T64">.</text:span></text:p>
      <text:p text:style-name="P66">The transpose function is relatively fast, and it is currently the memory size that limits the size of matrix that can be transposed. <text:s/>It would not be too difficult to chop the matrix on disk, transpose all the parts (using mtra) and then re-assembler the parts to make the final answer. <text:s/>That way at least transpose could work with enormous matrices, and is probably the first program that should benefit from this idea, which can then be applied in other areas (e.g. multiply, and perhaps later Gaussian).</text:p>
      <text:p text:style-name="P93"/>
      <text:p text:style-name="P45"><text:span text:style-name="T90">1</text:span>5.<text:span text:style-name="T91">5</text:span> Sort out the setting of the field.</text:p>
      <text:p text:style-name="P64"><text:span text:style-name="T78">There are two difficulties - computing needless tables</text:span><text:span text:style-name="T77"> (conflict between simple software and performance)</text:span><text:span text:style-name="T78"> and doing needless checks</text:span><text:span text:style-name="T77"> (conflict between safety and performance)</text:span><text:span text:style-name="T78">. <text:s/>At present you call FieldASet to avoid </text:span><text:span text:style-name="T77">computing </text:span><text:span text:style-name="T78">the hpmi tables and set flags if checks are not needed (mainly for large primes)</text:span><text:span text:style-name="T77">. <text:s/>The whole issue is only important for large prime fields (where FieldSet may take up to 40 seconds to check that it is a prime and to find the smallest primitive root) and small matrices (where FieldSet may take up to 20 mSec to compute tables that are not needed). <text:s/>For primality testing, the issue is only for primes &gt; 2</text:span><text:span text:style-name="T10">32</text:span><text:span text:style-name="T77"> and I feel the default should not fully check primality but just do a Miller-Rabin, and not compute the smallest primitive root but make a good guess, and the manual should say so, along with a utility to check both of these things - once and for all - if required. <text:s/>On needless tables, I feel that further options should be added so that programs written by someone who knows what is going on can be as fast as possible.</text:span></text:p>
      <text:p text:style-name="P67"/>
      <text:p text:style-name="P29">15.6 Upgrade fmul to chop on disk</text:p>
      <text:p text:style-name="P101">It seems clear that the strategy II approach to big matrix multiply will extend usage well into the scales where the matrix does not fit in memory. <text:s/>Nevertheless for the largest matrices, it is clearly better to chop on disk, and eventually some such strategy needs to be put into fmul. <text:s/>The first stage is to investigate the performance of strategy II, to find out when it starts to be inappropriate. <text:s/>There seems to be a plethora of possible chopping strategies, and a full investigation will be a fairly major project. <text:s/></text:p>
      <text:p text:style-name="P78"/>
      <text:p text:style-name="P37">15.7 Grow list of JOBs, MOJs and RDLs in thread farm</text:p>
      <text:p text:style-name="P79">At present, the MAXCHOP parameter (in tuning.h) is used to determine how many JOBs, MOJs and RDLs are created, and these are all put into free-chains, so this takes up memory and also time to initialize them. <text:s/>The correct procedure is to allocate relatively few to start with, and then use "realloc" to grow them whenever more are needed. <text:s/>Quite a bit of the reorganization needed to do this has already been done, but it needs to be thought out a bit more carefully, as there are multiple threads accessing these tables. <text:s/>I think most of the necessary locking is in place, but feel this will require a lot of design care, programming care and testing to bring to fruition.</text:p>
      <text:p text:style-name="P79"/>
      <text:p text:style-name="P38">15.8 Implement projective grease level 2<text:span text:style-name="T83"> for primes</text:span> in slab</text:p>
      <text:p text:style-name="P80">Under certain circumstances (to be investigated after implementation) it will be faster, for <text:span text:style-name="T83">characteristics</text:span> not implemented in the HPMI, to use projective grease level 2, rather than 1 as at present. <text:s/>A work-area is allocated<text:span text:style-name="T83"> (in PLMad</text:span> to hold a few greased rows, and then a few rows of B are greased and applied throughout matrix C. <text:s/>It seems that DSMad and DAdd are within 10% of the same speed, and that cache <text:soft-page-break/>considerations are insignificant, at least on my laptop, but the table look-up of each pair of bytes for addition is the key performance-critical stage. <text:s/>The result should be a bit short of doubling the speed for these fields, of which 5 is probably the most important.</text:p>
      <text:p text:style-name="P80"/>
      <text:p text:style-name="P39">15.9 Tune the pcrit routines for the AMD Ryzen chip when <text:span text:style-name="T86">I get access to one.</text:span></text:p>
      <text:p text:style-name="P39"><text:span text:style-name="T66">The new AMD "Ryzen" chip has significantly different performance characteristics, and a ZEN version of pcrit will be warranted. <text:s/>On the one hand, the AVX-2 is slower than Haswell, though this can probably be partially mitigated using the fast and large L2 cache. <text:s/>It is probably for non-HPMI primes that ZEN is at its most powerful, though, and much of the tuning effort will probably go into "pcbunf" and "pcbif" - the routines used in DSMad. <text:s/>To avoid the L1-fetch bottleneck, Dfmt data should be fetched 32 or 64 bits at a time, and </text:span><text:span text:style-name="T71">AMD's </text:span><text:span text:style-name="T66">good implementation of the "high" registers (particularly XCHG</text:span><text:span text:style-name="T71"> AH,BL</text:span><text:span text:style-name="T66">) can be used</text:span><text:span text:style-name="T71"> to advantage</text:span><text:span text:style-name="T66">. <text:s/>15.8 should also be done by this time</text:span><text:span text:style-name="T71">, giving an independent factor approaching 2.</text:span></text:p>
      <text:p text:style-name="P82"/>
      <text:p text:style-name="P40">15.10 Use the HPMI in slab echelize.</text:p>
      <text:p text:style-name="P40"><text:span text:style-name="T66">At present, the slab echelize is done in Dfmt without grease, contrasting starkly with the performance of matrix multiplication in the fast fields, and requiring multi-core Gaussian operations to chop much more than would otherwise be necessary to try to avoid too much slab echelization. <text:s/>The correct approach for fast fields is that slab echelize should itself chop into cauldron-scale blocks and itself use the HPMI to do most of the work. <text:s/>This requires significant upgrade to the HPMI, so that columns can be extracted from Cfmt and to </text:span><text:span text:style-name="T72">enable </text:span><text:span text:style-name="T66">conver</text:span><text:span text:style-name="T72">sion from</text:span><text:span text:style-name="T66"> Dfmt to Cfmt (not needed for multiplication). <text:s/>Some, but not all, of this reorganization work has been done.</text:span><text:span text:style-name="T73"> <text:s/>There is also a need for an additional linear forms routine to extract into Cfmt.</text:span></text:p>
      <text:p text:style-name="P85"/>
      <text:p text:style-name="P41">15.11 Upgrade PExtract and PAssemble for speed for larger fields.</text:p>
      <text:p text:style-name="P85">At present, the only extension fields handled <text:span text:style-name="T89">really well </text:span>are {4,8,9,16}, for which PExtract and PAssemble have been specifically tuned.<text:span text:style-name="T89"> <text:s/>Otherwise, PExtract in characteristic 2 uses look-up byte-wide, and for characteristics 3-19 uses divide (3</text:span><text:span text:style-name="T12">6</text:span><text:span text:style-name="T89">,5</text:span><text:span text:style-name="T12">5</text:span><text:span text:style-name="T89">,7</text:span><text:span text:style-name="T12">4</text:span><text:span text:style-name="T89">,11</text:span><text:span text:style-name="T12">3</text:span><text:span text:style-name="T89">-19</text:span><text:span text:style-name="T12">3</text:span><text:span text:style-name="T89">) followed by look-up, and PAssemble simply uses multiply. <text:s/>It may be worthwhile to use Barrett-like methods to avoid the division sometimes, and/or extend the system to 23</text:span><text:span text:style-name="T12">2</text:span><text:span text:style-name="T89">-127</text:span><text:span text:style-name="T12">2</text:span><text:span text:style-name="T89">, but I suspect the current system is good enough, at least until fields over 400 in odd characteristic are implemented really fast.</text:span></text:p>
      <text:p text:style-name="P85"/>
      <text:p text:style-name="P41">15.12 Include more extension fields.</text:p>
      <text:p text:style-name="P62"><text:span text:style-name="T65">In characteristics 2 and 3, larger extension fields are simply a question of working out the relevant linear forms, and there is even some software to assist with these computations. <text:s/>A real attempt should be made to do some of this work, so that fields like 32, 64, 27 and 81 are available at high speed. <text:s/>On another front, cubic extensions (with the exception of 8 and 27</text:span><text:span text:style-name="T75"> and 343</text:span><text:span text:style-name="T65">) can be treated by a generic method</text:span><text:span text:style-name="T75"> that assumes that the term in X</text:span><text:span text:style-name="T9">2</text:span><text:span text:style-name="T75"> is zero in the Conway polynomial (which is not true for 343!). <text:s/>None of this work is particularly hard, but it is time consuming and requires through testing.</text:span></text:p>
      <text:p text:style-name="P88"/>
      <text:p text:style-name="P63"><text:span text:style-name="T1">15.13 Write the HPMI for characteristic 5</text:span><text:span text:style-name="T65">.</text:span></text:p>
      <text:p text:style-name="P63"><text:soft-page-break/><text:span text:style-name="T65">The "logic 13" "bit-slice" method for characteristic 5 has been known for a couple of years, and at some point it should be implemented. <text:s/>The basic idea is to use two slices of grease level 3 at a cauldron length of 512 bits</text:span><text:span text:style-name="T76"> of extended Bfmt (four rows per projective vector, or 2 x 128 (=124+4!) x 64 bytes - 16KB for the brick). <text:s/>The speed-up factor should be of the order of 60 over the current system, or 30 if grease level 2 (15.8) is implemented based on DSMad.</text:span></text:p>
      <text:p text:style-name="P94"/>
      <text:p text:style-name="P49"><text:span text:style-name="T90">1</text:span>5.14 3-Tensor spinning.</text:p>
      <text:p text:style-name="P97">There is a whole can of worms here. <text:s/>The idea is that a whole null-space is spun up a bit to get a 3-tensor, with two aims. <text:s/>The first is that while spinning up a small space with a big matrix, the work is dominated by IO reading the generators, so we might as well do them all at once if there is any doubt as to which vector should be spun. <text:s/>The second is that, having spun things up a bit, we can develop methods to investigate things to help decide which vector we want to spin up.</text:p>
      <text:p text:style-name="P97"/>
      <text:p text:style-name="P49">15.15 Allow permuations, tensors, sparsified matrices etc. etc.</text:p>
      <text:p text:style-name="P97">The first split of a representation is the largest and slowest, and for this case it is often possible to supply at least some of the generators in some sort of compressed form. <text:s/>The idea is that these "forms" be possible inputs as matrix B to fmul, so that this first split can proceed with reduced disk IO, and probably reduced work also. <text:s/>The first thing to do is probably to allow a permutation, but there is a whole support infrastructure that may be needed to make this idea really effective.</text:p>
      <text:p text:style-name="P97"/>
      <text:p text:style-name="P51">15.16 More pieces of the tensor Nth power can be written.</text:p>
      <text:p text:style-name="P100">Currently we have skew-square, symmetric square and skew-cube (and Frobenius). <text:s/>There is clearly a place for continuing the (infinite) task of producing more, ideally with the Cut-n-Paste method used at the deepest point of the loop. <text:s/>We might attempt a generic skew Nth power and a generic symmetric Nth power, and possibly even an arbitrary piece program which, although perhaps slow, may well have applications occasionally. <text:s/>Possibly a utility program could be developed to produce a library of input data for the "arbitrary piece" program somehow.</text:p>
      <text:p text:style-name="P100"/>
      <text:p text:style-name="P51">15.17 The Vector-permute program is needed.</text:p>
      <text:p text:style-name="P100">Even a very simple version of this would be useful, as without it the characteristic cannot be changed. <text:s/>In fact, there is a whole research area here involving multi-core hash-table locking, helper subgroups etc. etc. but we must start somewhere.</text:p>
      <text:p text:style-name="P100"/>
      <text:p text:style-name="P51">15.18 The "rip-off" techniques should be developed a bit.</text:p>
      <text:p text:style-name="P100">Possibly the first step would be to generate a random bit-string with bits set at a user-chosen density. <text:s/>These columns could then be extracted and put into echelon form, and then the or<text:span text:style-name="T96">i</text:span>ginal matrix operated on by the cleaner of this to check to see if it is zero.<text:span text:style-name="T96"> <text:s/>I feel there is a lot of time to be saved by using this general technique, though there is a lot of thinking to be done first to see where the low-lying fruit is.</text:span></text:p>
      <text:p text:style-name="P100"/>
      <text:p text:style-name="P52">15.19 Compute determinant of huge matrices.</text:p>
      <text:p text:style-name="P107">At present, the mech procedure does not compute the determnant of the row operations done, and if a chopped-up Gaussian is to be used to compute determinants, <text:soft-page-break/>this extra functionality must be added and used.</text:p>
      <text:p text:style-name="P107"/>
      <text:p text:style-name="P59">15.20 DSMad DAdd DSub doing 4 rows at once.</text:p>
      <text:p text:style-name="P108">By writing a pcrit routine to do four unary-binary (DSMad) or four binary (DAdd/DSub) at once, the pcrit routine saves the repeated load and store of the result, and could probably run around 20-30% faster. <text:s/>Of course this would only help if the routine to do four were called, which would be a slab change as well.</text:p>
      <text:p text:style-name="P84"/>
      <text:p text:style-name="P118"><text:span text:style-name="T43">Section </text:span><text:span text:style-name="T46">1</text:span><text:span text:style-name="T51">6</text:span><text:span text:style-name="T43"> – </text:span><text:span text:style-name="T51">Things to be done for V2c</text:span><text:span text:style-name="T44">.</text:span></text:p>
      <text:p text:style-name="P6"/>
      <text:p text:style-name="P22">This section is temporary, listing things that I feel are more urgent, and should ideally be done before the release candidate V2c. <text:s/>I suspect that some will not be done, and that these items will move to section 15, and conversely some things in section 15 actually will be done, and deleted from the lists. <text:s/>Nevertheless a list of the imminent things that really need to be done at some point will be a useful reference going forwards.</text:p>
      <text:p text:style-name="P22"/>
      <text:p text:style-name="P148"><text:span text:style-name="T24">1</text:span><text:span text:style-name="T39">6</text:span><text:span text:style-name="T24">.</text:span><text:span text:style-name="T13">1 <text:s/></text:span><text:span text:style-name="T39">Write a decent zis - invariant subspace.</text:span></text:p>
      <text:p text:style-name="P90">This does not need the full capability of mech - it works perfectly well with the older "produce echelon form" - and it is a complete waste of time to compute the transformation matrices. <text:s/>The first thing to sort out, then, is whether to have flags in the mech routine (e.g. don't want the transformation matrices) or whether to retain the "produce echelon form" separately. <text:s/>I feel that the separate function is probably the way to go, partly to avoid complicating the mech module, and partly as the strategies may be different. <text:s/>Also we need to think whether there is a function (e.g. fivs) to do this, which there probably is. <text:s/>It needs to work by Dfmt to start with, and then to switch to files when it becomes appropriate to use multiple cores.<text:span text:style-name="T94"> <text:s/>Then there is the possibility of an f-multiply-multiple to sort out, ideally including its future relationship to the "forms" question 15.15. <text:s/>There is also a need to review fpef in the case where the rank is low but the number of input vectors is very large - reading them all in at the start is not ideal.</text:span></text:p>
      <text:p text:style-name="P90"/>
      <text:p text:style-name="P41">16.2 Use the separate thread writing in Gaussian.</text:p>
      <text:p text:style-name="P85">There is a "separate thread" matrix writing procedure M3Write that could be used for the output matrices of mech<text:span text:style-name="T91">, mpef and probably other places</text:span>. <text:s/>The importance of this is not as high as one might think, however. <text:s/>Both the remanat and the multiplier suffer from the fact that, at present, it is the top of the matrix that is produced last, so that writing cannot start early. <text:s/>Another issue is that the cleaner is lower-triangular, so to write this out, we would need to invent a way of indicating the fact - possibly by making silly little MOJs containing row and column counts, and an indication that the matrix is entirely zero. <text:s/>Similarly the output of the bit-strings is a bit of a kludge, and anyway they are small and would gain little (except perhaps program clarity) from being delegated to a separate thread.</text:p>
      <text:p text:style-name="P85"/>
      <text:p text:style-name="P58">16.3<text:span text:style-name="T65"> vacant - 17.3 is now done.</text:span></text:p>
      <text:p text:style-name="P85"/>
      <text:p text:style-name="P41">16.4 Include prime field case in DCut and DPaste.</text:p>
      <text:p text:style-name="P85"><text:soft-page-break/>At present, DCut and DPaste do not function on the prime-field if it is different from the actual field. <text:s/>To be honest I have not yet found this to be a pain point, and it is not clear that this should be done. <text:s/>It probably isn't that hard, though it will need some thought in the area of early8 and late8 tables, which will need to be computed for the ground field, and in the case of 4,8,16,9, both tables would be needed. <text:s/>I think the first thing is to think out whether there is a genuine need for this.</text:p>
      <text:p text:style-name="P85"/>
      <text:p text:style-name="P43">16.5 There should be a multiply-and-add function that does less disk IO</text:p>
      <text:p text:style-name="P89">At present, the only way to do a multiply-and-add (which is so needed when cleaning in Gaussian) is to do the multiply and then to do the add. <text:s/>A proper mmad should be developed to fix this problem, which will otherwise have a noticeable impact on the speed of split and standard base. <text:s/></text:p>
      <text:p text:style-name="P89"/>
      <text:p text:style-name="P44">16.6 Write standard base program.</text:p>
      <text:p text:style-name="P92">This program is a it like zis, but it needs to keep the original vectors as well as the echelon form ones. <text:s/>Also, since the echelon form is ultimately discarded, the back-cleaning operation can be avoided between chunks. <text:s/>I think this is just a question of writing it, though there may be some new things needed here.</text:p>
      <text:p text:style-name="P92"/>
      <text:p text:style-name="P96"><text:span text:style-name="T93">16.7 There needs to be a "global" structure between the z, f and m layers</text:span>.</text:p>
      <text:p text:style-name="P96">One thing that should be in here is a set field, to avoid the need to do this repeatedly at the various layers. <text:s/>Another is the initial substring of the temporary filenames, so they can be placed on a different device. <text:s/><text:span text:style-name="T94">There is also the whole concept of "utils" to sort out. <text:s/>I think it has a place, but I cannot so far see it precisely.</text:span></text:p>
      <text:p text:style-name="P92"/>
      <text:p text:style-name="P46">16.<text:span text:style-name="T92">8</text:span> A cleanup of mech should be done.</text:p>
      <text:p text:style-name="P95">The mech program was heroically written and tested, but now it is working there are some issues that should be sorted out. <text:s/>One issue is memory leaks, which it certainly has. <text:s/>Another is to use the writing threads<text:span text:style-name="T92">, as listed in 16.2, and the mfz structures as in 16.7.</text:span></text:p>
      <text:p text:style-name="P95"/>
      <text:p text:style-name="P47">16.9 Perform a review of column-select, row-select, matrix chopping<text:span text:style-name="T103"> z-programs</text:span>.</text:p>
      <text:p text:style-name="P96">These were all written some considerable time ago, and probably the world has moved <text:span text:style-name="T103">on considerably </text:span>since they were written. </text:p>
      <text:p text:style-name="P96"/>
      <text:p text:style-name="P48">16.10 Run valgrind on everything.</text:p>
      <text:p text:style-name="P98">Before any sort of release, there should be a general attempt to eliminate obvious bugs and eliminate memory leaks.</text:p>
      <text:p text:style-name="P98"/>
      <text:p text:style-name="P50">16.11 Find a way to handle the ancient programs (e.g. zmu1) effectively.</text:p>
      <text:p text:style-name="P99">Many of the more complicated programs have old, simple versions that should never be used in anger, but are useful when testing and trying to isolate a bug. <text:s/>There are many intermediate cases which can possibly be deleted, but I do propose to keep zmu1 "live" (i.e. make changes to it so that it always compiles with the current system) <text:s/>and the correct organization needs to be found to store, compile and use them when they are needed.</text:p>
      <text:p text:style-name="P99"/>
      <text:p text:style-name="P50"><text:soft-page-break/>16.12 The regression system needs a substantial overhaul.</text:p>
      <text:p text:style-name="P99"><text:span text:style-name="T95">The </text:span>conreg and fieldreg <text:span text:style-name="T95">programs </text:span>are, I think still good, though perhaps fieldreg could be usefully upgraded for the new functions (e.g. PExtract/PAssemble, working over the ground field when set for an extension). <text:s/>val2 is still valuable as an ancient test, but a program (rather than a shell-script) for comparing the logs would save a bit of time. <text:s/>There should also be tests for the new functions (echelize, etc.). <text:s/>Finally a short and a long test <text:span text:style-name="T95">of maximum breadth </text:span>that new installations can use to verify the system needs to be developed and documented.</text:p>
      <text:p text:style-name="P99"/>
      <text:p text:style-name="P51">16.13 Permutation working should be cleaned up a bit.</text:p>
      <text:p text:style-name="P100">Meataxe64 has a few bits and pieces in the area of permutations. <text:s/>Without a vector permute (15.17) they are not very useful, but the future applications are important and the roadmap, at least, should be clarified and documented in this manual.</text:p>
      <text:p text:style-name="P100"/>
      <text:p text:style-name="P101"><text:span text:style-name="T93">16.14 Small matrices in slab using Dfmt even though HPMI is availabl</text:span>e.</text:p>
      <text:p text:style-name="P101">For small matrices it may be faster, in slab, so simply use Dfmt rather than do all the conversion work into Afmt, Bfmt, Cfmt, and possibly also avoid the PExtract/PAssemble in the case of extension fields. <text:s/>This will speed up working with small matrices, including the use in GAP, and also where there is a lot of work with small matrices, which may well apply to vector permute. <text:s/>The first step is to investigate when this is appropriate, including its interaction with 15.8, as the correct answer may well be to use projective grease in the case of HPMI characteristics, and possibly using projective grease in the extension field.</text:p>
      <text:p text:style-name="P101"/>
      <text:p text:style-name="P53">16.15 <text:span text:style-name="T99">Rewrite BSCombine to take advantage of runs of equal bits.</text:span></text:p>
      <text:p text:style-name="P102">At present, the BSC<text:span text:style-name="T99">ombine works individually with bits in 64-bit words. The common case, however, is long strings of 1's and 0's. <text:s/>This basically requires a "babies" interface to pcbitread and pcbitset somehow. <text:s/>In any case there is now probably little advantage in the 64-bit word approach, and perhaps pcbitread and pcbitset would be faster? <text:s/>To be checked.</text:span></text:p>
      <text:p text:style-name="P102"/>
      <text:p text:style-name="P55">16.16. <text:s/>Review the mezzanine Gaussian functions.</text:p>
      <text:p text:style-name="P103">At present there is a mpef and a mech. <text:s/>I am fairly sure that others are needed for standard base, split and so on, and ultimately the functions that exist should match the requirements exactly. <text:s/>In particular, I think standard base needs mpef to output the row select, so I knows which rows were kept. <text:s/>Invert needs only the multiplier (at least when it is not disk chopping). <text:s/>The first step is a review of the Gaussian programs to determine exactly what is needed.</text:p>
      <text:p text:style-name="P103"/>
      <text:p text:style-name="P56">16.17. <text:s/>Eliminate copies in PC0 and MCP.</text:p>
      <text:p text:style-name="P105">Since (so far at least) a MOJ is never changed after production, there is never any need to copy the data - it is always sufficient to copy the MOJ pointer.</text:p>
      <text:p text:style-name="P105"/>
      <text:p text:style-name="P61">16.18. Consider sparse zpe/zrn.</text:p>
      <text:p text:style-name="P109">It seems clear (after PASCO) that, at least when no transformation matrix is being made, cheap row operations such as sorting and cleaning a few entries could radically affect the performance of these programs when the input matrices are, in some sense <text:soft-page-break/>to be determined, sparse. <text:s/>In particular if some top-left blocks can be made zero by simply permuting the rows at the start, both the amount of work and the concurrency could be improved considerably.</text:p>
      <text:p text:style-name="P109"/>
      <text:p text:style-name="P157"/>
      <text:p text:style-name="P105"/>
      <text:p text:style-name="P119"><text:span text:style-name="T43">Section </text:span><text:span text:style-name="T46">1</text:span><text:span text:style-name="T52">7</text:span><text:span text:style-name="T43"> – </text:span><text:span text:style-name="T52">Changes done since 28.6.2017.</text:span></text:p>
      <text:p text:style-name="P7"/>
      <text:p text:style-name="P91">This section is <text:span text:style-name="T98">simply here to remind me of the things that have been done, so I don't do them again!</text:span></text:p>
      <text:p text:style-name="P91"/>
      <text:p text:style-name="P54">1<text:span text:style-name="T98">7</text:span>.1 Upgrade BSColSelect to use pcstride and BSGpc.</text:p>
      <text:p text:style-name="P104">BSColSelect rewritten. <text:s/>Fast-path for nor==0, all bits set and all bit unset, otherwise to use BSGpc to group the columns, thereby allowing the more cache-friendly few-rows as outer loop, with the number of rows chosen using pcstride, all using DCut and DPaste.</text:p>
      <text:p text:style-name="P91"/>
      <text:p text:style-name="P57"><text:span text:style-name="T100">17.2</text:span>. <text:s/>TFWaitEnd <text:span text:style-name="T100">was</text:span> a spin-lock.</text:p>
      <text:p text:style-name="P106">I<text:span text:style-name="T100">t now suspends the thread on the main condition variable, so that the routine is not busy-waiting, as it used to do.</text:span></text:p>
      <text:p text:style-name="P86"/>
      <text:p text:style-name="P42">1<text:span text:style-name="T103">7</text:span>.3 Review the bit-string routine and proggies<text:span text:style-name="T97"> and document them</text:span></text:p>
      <text:p text:style-name="P87">The bit-string routines, and the proggies that use them, ha<text:span text:style-name="T103">d </text:span>been under constant hacking as the needs of mech developed<text:span text:style-name="T103">, and also I needed proper documentation to take to Alice to try to improve the paper a bit. <text:s/>This review and documentation has now been done. <text:s/>The RRZ and TRA proggies were deleted as then were no longer used. <text:s/>A profiling of mech showed that matrix multiplication and slab echelize were entirely dominant, and that, taking about 0.4% of the run-time, the bit-string routines did not warrant upgrade on performance grounds.</text:span></text:p>
      <text:p text:style-name="P87"/>
      <text:p text:style-name="P60">17.4 Invert now working.</text:p>
      <text:p text:style-name="P158">Once "fech" was working, this was not a hard problem. <text:s/>ziv now works the multi-core HPMI way, with ziv1 retained as an old-fashioned, slow program relegated to testing, validation and regression purposes.</text:p>
      <text:p text:style-name="P158"/>
      <text:p text:style-name="P160">1<text:span text:style-name="T105">7</text:span>.<text:span text:style-name="T105">5</text:span>. <text:s/>Sort out slab and linf.</text:p>
      <text:p text:style-name="P159">Untangled slab and linf by creating a new module pmul responsible for all slab-scale multiplications over the ground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08-18T06:43:10.922049590</dc:date>
    <meta:editing-duration>P1DT10H9M42S</meta:editing-duration>
    <meta:editing-cycles>265</meta:editing-cycles>
    <meta:generator>LibreOffice/5.1.6.2$Linux_X86_64 LibreOffice_project/10m0$Build-2</meta:generator>
    <meta:print-date>2016-05-21T17:31:23.826722282</meta:print-date>
    <meta:document-statistic meta:table-count="0" meta:image-count="0" meta:object-count="0" meta:page-count="15" meta:paragraph-count="209" meta:word-count="6855" meta:character-count="39647" meta:non-whitespace-character-count="32725"/>
  </office:meta>
</office:document-meta>
</file>